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89in"/>
    </style:style>
    <style:style style:name="co3" style:family="table-column">
      <style:table-column-properties fo:break-before="auto" style:column-width="1.4043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1.4256in"/>
    </style:style>
    <style:style style:name="co6" style:family="table-column">
      <style:table-column-properties fo:break-before="auto" style:column-width="1.222in"/>
    </style:style>
    <style:style style:name="co7" style:family="table-column">
      <style:table-column-properties fo:break-before="auto" style:column-width="1.3291in"/>
    </style:style>
    <style:style style:name="co8" style:family="table-column">
      <style:table-column-properties fo:break-before="auto" style:column-width="1.3508in"/>
    </style:style>
    <style:style style:name="co9" style:family="table-column">
      <style:table-column-properties fo:break-before="auto" style:column-width="1.372in"/>
    </style:style>
    <style:style style:name="co10" style:family="table-column">
      <style:table-column-properties fo:break-before="auto" style:column-width="1.7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00ae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ae00"/>
    </style:style>
    <style:style style:name="ce5" style:family="table-cell" style:parent-style-name="Default">
      <style:text-properties fo:color="#ff0000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shapes>
          <draw:frame draw:z-index="0" draw:style-name="gr1" svg:width="6.2988in" svg:height="3.5429in" svg:x="0in" svg:y="12.5134in">
            <draw:object draw:notify-on-update-of-ranges="Sheet1.A2:Sheet1.A58 Sheet1.B1:Sheet1.B1 Sheet1.B2:Sheet1.B58 Sheet1.A2:Sheet1.A58 Sheet1.C1:Sheet1.C1 Sheet1.C2:Sheet1.C58 Sheet1.D1:Sheet1.D1 Sheet1.D2:Sheet1.D58 Sheet1.A2:Sheet1.A58 Sheet1.A2:Sheet1.A58 Sheet1.E1:Sheet1.E1 Sheet1.E2:Sheet1.E58 Sheet1.A2:Sheet1.A58 Sheet1.F1:Sheet1.F1 Sheet1.F2:Sheet1.F58 Sheet1.A2:Sheet1.A58 Sheet1.G1:Sheet1.G1 Sheet1.G2:Sheet1.G58 Sheet1.A2:Sheet1.A58 Sheet1.H1:Sheet1.H1 Sheet1.H2:Sheet1.H5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2" svg:width="11.0106in" svg:height="5.7209in" svg:x="24.1268in" svg:y="0in">
            <draw:object draw:notify-on-update-of-ranges="Sheet1.J2:Sheet1.J59 Sheet1.K1:Sheet1.K1 Sheet1.K2:Sheet1.K59 Sheet1.J2:Sheet1.J59 Sheet1.L1:Sheet1.L1 Sheet1.L2:Sheet1.L59 Sheet1.M1:Sheet1.M1 Sheet1.M2:Sheet1.M58 Sheet1.J2:Sheet1.J58 Sheet1.J2:Sheet1.J59 Sheet1.N1:Sheet1.N1 Sheet1.N2:Sheet1.N59 Sheet1.J2:Sheet1.J59 Sheet1.O1:Sheet1.O1 Sheet1.O2:Sheet1.O59 Sheet1.J2:Sheet1.J59 Sheet1.P1:Sheet1.P1 Sheet1.P2:Sheet1.P5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Wavelength</text:p>
          </table:table-cell>
          <table:table-cell office:value-type="string" calcext:value-type="string">
            <text:p>Trasmission BP470</text:p>
          </table:table-cell>
          <table:table-cell office:value-type="string" calcext:value-type="string">
            <text:p>Trasmission BP525</text:p>
          </table:table-cell>
          <table:table-cell office:value-type="string" calcext:value-type="string">
            <text:p>Trasmission BP635</text:p>
          </table:table-cell>
          <table:table-cell office:value-type="string" calcext:value-type="string">
            <text:p>Trasmission BP660</text:p>
          </table:table-cell>
          <table:table-cell office:value-type="string" calcext:value-type="string">
            <text:p>Trasmission BP800</text:p>
          </table:table-cell>
          <table:table-cell office:value-type="string" calcext:value-type="string">
            <text:p>Trasmission BP850</text:p>
          </table:table-cell>
          <table:table-cell office:value-type="string" calcext:value-type="string">
            <text:p>Camera</text:p>
          </table:table-cell>
          <table:table-cell/>
          <table:table-cell table:style-name="Default" office:value-type="string" calcext:value-type="string">
            <text:p>Wavelength</text:p>
          </table:table-cell>
          <table:table-cell office:value-type="string" calcext:value-type="string">
            <text:p>Trasmission BP70</text:p>
          </table:table-cell>
          <table:table-cell office:value-type="string" calcext:value-type="string">
            <text:p>Trasmission BP525</text:p>
          </table:table-cell>
          <table:table-cell office:value-type="string" calcext:value-type="string">
            <text:p>Trasmission BP635</text:p>
          </table:table-cell>
          <table:table-cell office:value-type="string" calcext:value-type="string">
            <text:p>Trasmission BP660</text:p>
          </table:table-cell>
          <table:table-cell office:value-type="string" calcext:value-type="string">
            <text:p>Trasmission BP800</text:p>
          </table:table-cell>
          <table:table-cell office:value-type="string" calcext:value-type="string">
            <text:p>Trasmission BP850</text:p>
          </table:table-cell>
          <table:table-cell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4.42" calcext:value-type="float">
            <text:p>4.42</text:p>
          </table:table-cell>
          <table:table-cell table:style-name="ce2" office:value-type="float" office:value="1.36" calcext:value-type="float">
            <text:p>1.36</text:p>
          </table:table-cell>
          <table:table-cell table:style-name="ce1" office:value-type="float" office:value="1.65" calcext:value-type="float">
            <text:p>1.65</text:p>
          </table:table-cell>
          <table:table-cell table:style-name="ce1" office:value-type="float" office:value="65.14" calcext:value-type="float">
            <text:p>65.14</text:p>
          </table:table-cell>
          <table:table-cell table:style-name="ce1" office:value-type="float" office:value="56.47" calcext:value-type="float">
            <text:p>56.4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B2]*[.$H2]/100" office:value-type="float" office:value="0.018" calcext:value-type="float">
            <text:p>0.018</text:p>
          </table:table-cell>
          <table:table-cell table:formula="of:=[.C2]*[.$H2]/100" office:value-type="float" office:value="0.2652" calcext:value-type="float">
            <text:p>0.2652</text:p>
          </table:table-cell>
          <table:table-cell table:formula="of:=[.D2]*[.$H2]/100" office:value-type="float" office:value="0.0816" calcext:value-type="float">
            <text:p>0.0816</text:p>
          </table:table-cell>
          <table:table-cell table:formula="of:=[.E2]*[.$H2]/100" office:value-type="float" office:value="0.099" calcext:value-type="float">
            <text:p>0.099</text:p>
          </table:table-cell>
          <table:table-cell table:formula="of:=[.F2]*[.$H2]/100" office:value-type="float" office:value="3.9084" calcext:value-type="float">
            <text:p>3.9084</text:p>
          </table:table-cell>
          <table:table-cell table:formula="of:=[.G2]*[.$H2]/100" office:value-type="float" office:value="3.3882" calcext:value-type="float">
            <text:p>3.3882</text:p>
          </table:table-cell>
          <table:table-cell/>
        </table:table-row>
        <table:table-row table:style-name="ro1">
          <table:table-cell table:style-name="ce1" office:value-type="float" office:value="990" calcext:value-type="float">
            <text:p>990</text:p>
          </table:table-cell>
          <table:table-cell table:style-name="ce1" office:value-type="float" office:value="0.98" calcext:value-type="float">
            <text:p>0.98</text:p>
          </table:table-cell>
          <table:table-cell table:style-name="ce1" office:value-type="float" office:value="1.53" calcext:value-type="float">
            <text:p>1.53</text:p>
          </table:table-cell>
          <table:table-cell table:style-name="ce2" office:value-type="float" office:value="1.46" calcext:value-type="float">
            <text:p>1.46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68.81" calcext:value-type="float">
            <text:p>68.81</text:p>
          </table:table-cell>
          <table:table-cell table:style-name="ce1" office:value-type="float" office:value="63.93" calcext:value-type="float">
            <text:p>63.9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[.B3]*[.$H3]/100" office:value-type="float" office:value="0.0686" calcext:value-type="float">
            <text:p>0.0686</text:p>
          </table:table-cell>
          <table:table-cell table:formula="of:=[.C3]*[.$H3]/100" office:value-type="float" office:value="0.1071" calcext:value-type="float">
            <text:p>0.1071</text:p>
          </table:table-cell>
          <table:table-cell table:formula="of:=[.D3]*[.$H3]/100" office:value-type="float" office:value="0.1022" calcext:value-type="float">
            <text:p>0.1022</text:p>
          </table:table-cell>
          <table:table-cell table:formula="of:=[.E3]*[.$H3]/100" office:value-type="float" office:value="0.0462" calcext:value-type="float">
            <text:p>0.0462</text:p>
          </table:table-cell>
          <table:table-cell table:formula="of:=[.F3]*[.$H3]/100" office:value-type="float" office:value="4.8167" calcext:value-type="float">
            <text:p>4.8167</text:p>
          </table:table-cell>
          <table:table-cell table:formula="of:=[.G3]*[.$H3]/100" office:value-type="float" office:value="4.4751" calcext:value-type="float">
            <text:p>4.4751</text:p>
          </table:table-cell>
          <table:table-cell/>
        </table:table-row>
        <table:table-row table:style-name="ro1">
          <table:table-cell table:style-name="ce1" office:value-type="float" office:value="980" calcext:value-type="float">
            <text:p>980</text:p>
          </table:table-cell>
          <table:table-cell table:style-name="ce1" office:value-type="float" office:value="2.55" calcext:value-type="float">
            <text:p>2.55</text:p>
          </table:table-cell>
          <table:table-cell table:style-name="ce1" office:value-type="float" office:value="0.49" calcext:value-type="float">
            <text:p>0.49</text:p>
          </table:table-cell>
          <table:table-cell table:style-name="ce2" office:value-type="float" office:value="1.1" calcext:value-type="float">
            <text:p>1.1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72.16" calcext:value-type="float">
            <text:p>72.16</text:p>
          </table:table-cell>
          <table:table-cell table:style-name="ce1" office:value-type="float" office:value="71.76" calcext:value-type="float">
            <text:p>71.76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980" calcext:value-type="float">
            <text:p>980</text:p>
          </table:table-cell>
          <table:table-cell table:formula="of:=[.B4]*[.$H4]/100" office:value-type="float" office:value="0.19125" calcext:value-type="float">
            <text:p>0.19125</text:p>
          </table:table-cell>
          <table:table-cell table:formula="of:=[.C4]*[.$H4]/100" office:value-type="float" office:value="0.03675" calcext:value-type="float">
            <text:p>0.03675</text:p>
          </table:table-cell>
          <table:table-cell table:formula="of:=[.D4]*[.$H4]/100" office:value-type="float" office:value="0.0825" calcext:value-type="float">
            <text:p>0.0825</text:p>
          </table:table-cell>
          <table:table-cell table:formula="of:=[.E4]*[.$H4]/100" office:value-type="float" office:value="0.024" calcext:value-type="float">
            <text:p>0.024</text:p>
          </table:table-cell>
          <table:table-cell table:formula="of:=[.F4]*[.$H4]/100" office:value-type="float" office:value="5.412" calcext:value-type="float">
            <text:p>5.412</text:p>
          </table:table-cell>
          <table:table-cell table:formula="of:=[.G4]*[.$H4]/100" office:value-type="float" office:value="5.382" calcext:value-type="float">
            <text:p>5.382</text:p>
          </table:table-cell>
          <table:table-cell/>
        </table:table-row>
        <table:table-row table:style-name="ro1">
          <table:table-cell table:style-name="ce1" office:value-type="float" office:value="970" calcext:value-type="float">
            <text:p>970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21" calcext:value-type="float">
            <text:p>0.21</text:p>
          </table:table-cell>
          <table:table-cell table:style-name="ce2" office:value-type="float" office:value="0.58" calcext:value-type="float">
            <text:p>0.58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75.18" calcext:value-type="float">
            <text:p>75.18</text:p>
          </table:table-cell>
          <table:table-cell table:style-name="ce1" office:value-type="float" office:value="79.39" calcext:value-type="float">
            <text:p>79.3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70" calcext:value-type="float">
            <text:p>970</text:p>
          </table:table-cell>
          <table:table-cell table:formula="of:=[.B5]*[.$H5]/100" office:value-type="float" office:value="0.0765" calcext:value-type="float">
            <text:p>0.0765</text:p>
          </table:table-cell>
          <table:table-cell table:formula="of:=[.C5]*[.$H5]/100" office:value-type="float" office:value="0.0189" calcext:value-type="float">
            <text:p>0.0189</text:p>
          </table:table-cell>
          <table:table-cell table:formula="of:=[.D5]*[.$H5]/100" office:value-type="float" office:value="0.0522" calcext:value-type="float">
            <text:p>0.0522</text:p>
          </table:table-cell>
          <table:table-cell table:formula="of:=[.E5]*[.$H5]/100" office:value-type="float" office:value="0.0153" calcext:value-type="float">
            <text:p>0.0153</text:p>
          </table:table-cell>
          <table:table-cell table:formula="of:=[.F5]*[.$H5]/100" office:value-type="float" office:value="6.7662" calcext:value-type="float">
            <text:p>6.7662</text:p>
          </table:table-cell>
          <table:table-cell table:formula="of:=[.G5]*[.$H5]/100" office:value-type="float" office:value="7.1451" calcext:value-type="float">
            <text:p>7.1451</text:p>
          </table:table-cell>
          <table:table-cell/>
        </table:table-row>
        <table:table-row table:style-name="ro1"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11" calcext:value-type="float">
            <text:p>0.11</text:p>
          </table:table-cell>
          <table:table-cell table:style-name="ce2" office:value-type="float" office:value="0.29" calcext:value-type="float">
            <text:p>0.29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77.85" calcext:value-type="float">
            <text:p>77.85</text:p>
          </table:table-cell>
          <table:table-cell table:style-name="ce1" office:value-type="float" office:value="86.16" calcext:value-type="float">
            <text:p>86.1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60" calcext:value-type="float">
            <text:p>960</text:p>
          </table:table-cell>
          <table:table-cell table:formula="of:=[.B6]*[.$H6]/100" office:value-type="float" office:value="0.048" calcext:value-type="float">
            <text:p>0.048</text:p>
          </table:table-cell>
          <table:table-cell table:formula="of:=[.C6]*[.$H6]/100" office:value-type="float" office:value="0.0132" calcext:value-type="float">
            <text:p>0.0132</text:p>
          </table:table-cell>
          <table:table-cell table:formula="of:=[.D6]*[.$H6]/100" office:value-type="float" office:value="0.0348" calcext:value-type="float">
            <text:p>0.0348</text:p>
          </table:table-cell>
          <table:table-cell table:formula="of:=[.E6]*[.$H6]/100" office:value-type="float" office:value="0.018" calcext:value-type="float">
            <text:p>0.018</text:p>
          </table:table-cell>
          <table:table-cell table:formula="of:=[.F6]*[.$H6]/100" office:value-type="float" office:value="9.342" calcext:value-type="float">
            <text:p>9.342</text:p>
          </table:table-cell>
          <table:table-cell table:formula="of:=[.G6]*[.$H6]/100" office:value-type="float" office:value="10.3392" calcext:value-type="float">
            <text:p>10.3392</text:p>
          </table:table-cell>
          <table:table-cell/>
        </table:table-row>
        <table:table-row table:style-name="ro1">
          <table:table-cell table:style-name="ce1" office:value-type="float" office:value="950" calcext:value-type="float">
            <text:p>950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06" calcext:value-type="float">
            <text:p>0.06</text:p>
          </table:table-cell>
          <table:table-cell table:style-name="ce2" office:value-type="float" office:value="0.2" calcext:value-type="float">
            <text:p>0.2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80.16" calcext:value-type="float">
            <text:p>80.16</text:p>
          </table:table-cell>
          <table:table-cell table:style-name="ce1" office:value-type="float" office:value="91.73" calcext:value-type="float">
            <text:p>91.73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float" office:value="950" calcext:value-type="float">
            <text:p>950</text:p>
          </table:table-cell>
          <table:table-cell table:formula="of:=[.B7]*[.$H7]/100" office:value-type="float" office:value="0.04" calcext:value-type="float">
            <text:p>0.04</text:p>
          </table:table-cell>
          <table:table-cell table:formula="of:=[.C7]*[.$H7]/100" office:value-type="float" office:value="0.0075" calcext:value-type="float">
            <text:p>0.0075</text:p>
          </table:table-cell>
          <table:table-cell table:formula="of:=[.D7]*[.$H7]/100" office:value-type="float" office:value="0.025" calcext:value-type="float">
            <text:p>0.025</text:p>
          </table:table-cell>
          <table:table-cell table:formula="of:=[.E7]*[.$H7]/100" office:value-type="float" office:value="0.01875" calcext:value-type="float">
            <text:p>0.01875</text:p>
          </table:table-cell>
          <table:table-cell table:formula="of:=[.F7]*[.$H7]/100" office:value-type="float" office:value="10.02" calcext:value-type="float">
            <text:p>10.02</text:p>
          </table:table-cell>
          <table:table-cell table:formula="of:=[.G7]*[.$H7]/100" office:value-type="float" office:value="11.46625" calcext:value-type="float">
            <text:p>11.46625</text:p>
          </table:table-cell>
          <table:table-cell/>
        </table:table-row>
        <table:table-row table:style-name="ro1">
          <table:table-cell table:style-name="ce1" office:value-type="float" office:value="940" calcext:value-type="float">
            <text:p>940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.16" calcext:value-type="float">
            <text:p>0.16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82.32" calcext:value-type="float">
            <text:p>82.32</text:p>
          </table:table-cell>
          <table:table-cell table:style-name="ce1" office:value-type="float" office:value="95.6" calcext:value-type="float">
            <text:p>95.6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float" office:value="940" calcext:value-type="float">
            <text:p>940</text:p>
          </table:table-cell>
          <table:table-cell table:formula="of:=[.B8]*[.$H8]/100" office:value-type="float" office:value="0.0567" calcext:value-type="float">
            <text:p>0.0567</text:p>
          </table:table-cell>
          <table:table-cell table:formula="of:=[.C8]*[.$H8]/100" office:value-type="float" office:value="0" calcext:value-type="float">
            <text:p>0</text:p>
          </table:table-cell>
          <table:table-cell table:formula="of:=[.D8]*[.$H8]/100" office:value-type="float" office:value="0.0216" calcext:value-type="float">
            <text:p>0.0216</text:p>
          </table:table-cell>
          <table:table-cell table:formula="of:=[.E8]*[.$H8]/100" office:value-type="float" office:value="0.02295" calcext:value-type="float">
            <text:p>0.02295</text:p>
          </table:table-cell>
          <table:table-cell table:formula="of:=[.F8]*[.$H8]/100" office:value-type="float" office:value="11.1132" calcext:value-type="float">
            <text:p>11.1132</text:p>
          </table:table-cell>
          <table:table-cell table:formula="of:=[.G8]*[.$H8]/100" office:value-type="float" office:value="12.906" calcext:value-type="float">
            <text:p>12.906</text:p>
          </table:table-cell>
          <table:table-cell/>
        </table:table-row>
        <table:table-row table:style-name="ro1">
          <table:table-cell table:style-name="ce1" office:value-type="float" office:value="930" calcext:value-type="float">
            <text:p>930</text:p>
          </table:table-cell>
          <table:table-cell table:style-name="ce1" office:value-type="float" office:value="0.96" calcext:value-type="float">
            <text:p>0.96</text:p>
          </table:table-cell>
          <table:table-cell table:style-name="ce1" office:value-type="float" office:value="0.03" calcext:value-type="float">
            <text:p>0.03</text:p>
          </table:table-cell>
          <table:table-cell table:style-name="ce2" office:value-type="float" office:value="0.68" calcext:value-type="float">
            <text:p>0.68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84.06" calcext:value-type="float">
            <text:p>84.06</text:p>
          </table:table-cell>
          <table:table-cell table:style-name="ce1" office:value-type="float" office:value="98.09" calcext:value-type="float">
            <text:p>98.0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30" calcext:value-type="float">
            <text:p>930</text:p>
          </table:table-cell>
          <table:table-cell table:formula="of:=[.B9]*[.$H9]/100" office:value-type="float" office:value="0.1536" calcext:value-type="float">
            <text:p>0.1536</text:p>
          </table:table-cell>
          <table:table-cell table:formula="of:=[.C9]*[.$H9]/100" office:value-type="float" office:value="0.0048" calcext:value-type="float">
            <text:p>0.0048</text:p>
          </table:table-cell>
          <table:table-cell table:formula="of:=[.D9]*[.$H9]/100" office:value-type="float" office:value="0.1088" calcext:value-type="float">
            <text:p>0.1088</text:p>
          </table:table-cell>
          <table:table-cell table:formula="of:=[.E9]*[.$H9]/100" office:value-type="float" office:value="0.0352" calcext:value-type="float">
            <text:p>0.0352</text:p>
          </table:table-cell>
          <table:table-cell table:formula="of:=[.F9]*[.$H9]/100" office:value-type="float" office:value="13.4496" calcext:value-type="float">
            <text:p>13.4496</text:p>
          </table:table-cell>
          <table:table-cell table:formula="of:=[.G9]*[.$H9]/100" office:value-type="float" office:value="15.6944" calcext:value-type="float">
            <text:p>15.6944</text:p>
          </table:table-cell>
          <table:table-cell/>
        </table:table-row>
        <table:table-row table:style-name="ro1">
          <table:table-cell table:style-name="ce1" office:value-type="float" office:value="920" calcext:value-type="float">
            <text:p>920</text:p>
          </table:table-cell>
          <table:table-cell table:style-name="ce1" office:value-type="float" office:value="3.35" calcext:value-type="float">
            <text:p>3.35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.22" calcext:value-type="float">
            <text:p>0.22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85.68" calcext:value-type="float">
            <text:p>85.68</text:p>
          </table:table-cell>
          <table:table-cell table:style-name="ce1" office:value-type="float" office:value="99.39" calcext:value-type="float">
            <text:p>99.3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20" calcext:value-type="float">
            <text:p>920</text:p>
          </table:table-cell>
          <table:table-cell table:formula="of:=[.B10]*[.$H10]/100" office:value-type="float" office:value="0.5695" calcext:value-type="float">
            <text:p>0.5695</text:p>
          </table:table-cell>
          <table:table-cell table:formula="of:=[.C10]*[.$H10]/100" office:value-type="float" office:value="0" calcext:value-type="float">
            <text:p>0</text:p>
          </table:table-cell>
          <table:table-cell table:formula="of:=[.D10]*[.$H10]/100" office:value-type="float" office:value="0.0374" calcext:value-type="float">
            <text:p>0.0374</text:p>
          </table:table-cell>
          <table:table-cell table:formula="of:=[.E10]*[.$H10]/100" office:value-type="float" office:value="0.0748" calcext:value-type="float">
            <text:p>0.0748</text:p>
          </table:table-cell>
          <table:table-cell table:formula="of:=[.F10]*[.$H10]/100" office:value-type="float" office:value="14.5656" calcext:value-type="float">
            <text:p>14.5656</text:p>
          </table:table-cell>
          <table:table-cell table:formula="of:=[.G10]*[.$H10]/100" office:value-type="float" office:value="16.8963" calcext:value-type="float">
            <text:p>16.8963</text:p>
          </table:table-cell>
          <table:table-cell/>
        </table:table-row>
        <table:table-row table:style-name="ro1">
          <table:table-cell table:style-name="ce1" office:value-type="float" office:value="910" calcext:value-type="float">
            <text:p>910</text:p>
          </table:table-cell>
          <table:table-cell table:style-name="ce1" office:value-type="float" office:value="1.65" calcext:value-type="float">
            <text:p>1.65</text:p>
          </table:table-cell>
          <table:table-cell table:style-name="ce1" office:value-type="float" office:value="0.05" calcext:value-type="float">
            <text:p>0.05</text:p>
          </table:table-cell>
          <table:table-cell table:style-name="ce2" office:value-type="float" office:value="0.7" calcext:value-type="float">
            <text:p>0.7</text:p>
          </table:table-cell>
          <table:table-cell table:style-name="ce1" office:value-type="float" office:value="1.95" calcext:value-type="float">
            <text:p>1.95</text:p>
          </table:table-cell>
          <table:table-cell table:style-name="ce1" office:value-type="float" office:value="87.06" calcext:value-type="float">
            <text:p>87.06</text:p>
          </table:table-cell>
          <table:table-cell table:style-name="ce1" office:value-type="float" office:value="99.55" calcext:value-type="float">
            <text:p>99.5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910" calcext:value-type="float">
            <text:p>910</text:p>
          </table:table-cell>
          <table:table-cell table:formula="of:=[.B11]*[.$H11]/100" office:value-type="float" office:value="0.3135" calcext:value-type="float">
            <text:p>0.3135</text:p>
          </table:table-cell>
          <table:table-cell table:formula="of:=[.C11]*[.$H11]/100" office:value-type="float" office:value="0.0095" calcext:value-type="float">
            <text:p>0.0095</text:p>
          </table:table-cell>
          <table:table-cell table:formula="of:=[.D11]*[.$H11]/100" office:value-type="float" office:value="0.133" calcext:value-type="float">
            <text:p>0.133</text:p>
          </table:table-cell>
          <table:table-cell table:formula="of:=[.E11]*[.$H11]/100" office:value-type="float" office:value="0.3705" calcext:value-type="float">
            <text:p>0.3705</text:p>
          </table:table-cell>
          <table:table-cell table:formula="of:=[.F11]*[.$H11]/100" office:value-type="float" office:value="16.5414" calcext:value-type="float">
            <text:p>16.5414</text:p>
          </table:table-cell>
          <table:table-cell table:formula="of:=[.G11]*[.$H11]/100" office:value-type="float" office:value="18.9145" calcext:value-type="float">
            <text:p>18.9145</text:p>
          </table:table-cell>
          <table:table-cell/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09" calcext:value-type="float">
            <text:p>0.09</text:p>
          </table:table-cell>
          <table:table-cell table:style-name="ce2" office:value-type="float" office:value="0.87" calcext:value-type="float">
            <text:p>0.87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88.28" calcext:value-type="float">
            <text:p>88.28</text:p>
          </table:table-cell>
          <table:table-cell table:style-name="ce1" office:value-type="float" office:value="99.76" calcext:value-type="float">
            <text:p>99.7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[.B12]*[.$H12]/100" office:value-type="float" office:value="0.13" calcext:value-type="float">
            <text:p>0.13</text:p>
          </table:table-cell>
          <table:table-cell table:formula="of:=[.C12]*[.$H12]/100" office:value-type="float" office:value="0.018" calcext:value-type="float">
            <text:p>0.018</text:p>
          </table:table-cell>
          <table:table-cell table:formula="of:=[.D12]*[.$H12]/100" office:value-type="float" office:value="0.174" calcext:value-type="float">
            <text:p>0.174</text:p>
          </table:table-cell>
          <table:table-cell table:formula="of:=[.E12]*[.$H12]/100" office:value-type="float" office:value="0.42" calcext:value-type="float">
            <text:p>0.42</text:p>
          </table:table-cell>
          <table:table-cell table:formula="of:=[.F12]*[.$H12]/100" office:value-type="float" office:value="17.656" calcext:value-type="float">
            <text:p>17.656</text:p>
          </table:table-cell>
          <table:table-cell table:formula="of:=[.G12]*[.$H12]/100" office:value-type="float" office:value="19.952" calcext:value-type="float">
            <text:p>19.952</text:p>
          </table:table-cell>
          <table:table-cell/>
        </table:table-row>
        <table:table-row table:style-name="ro1">
          <table:table-cell table:style-name="ce1" office:value-type="float" office:value="890" calcext:value-type="float">
            <text:p>890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03" calcext:value-type="float">
            <text:p>0.03</text:p>
          </table:table-cell>
          <table:table-cell table:style-name="ce2" office:value-type="float" office:value="2.92" calcext:value-type="float">
            <text:p>2.92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89.49" calcext:value-type="float">
            <text:p>89.49</text:p>
          </table:table-cell>
          <table:table-cell table:style-name="ce1" office:value-type="float" office:value="99.95" calcext:value-type="float">
            <text:p>99.9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890" calcext:value-type="float">
            <text:p>890</text:p>
          </table:table-cell>
          <table:table-cell table:formula="of:=[.B13]*[.$H13]/100" office:value-type="float" office:value="0.1122" calcext:value-type="float">
            <text:p>0.1122</text:p>
          </table:table-cell>
          <table:table-cell table:formula="of:=[.C13]*[.$H13]/100" office:value-type="float" office:value="0.0066" calcext:value-type="float">
            <text:p>0.0066</text:p>
          </table:table-cell>
          <table:table-cell table:formula="of:=[.D13]*[.$H13]/100" office:value-type="float" office:value="0.6424" calcext:value-type="float">
            <text:p>0.6424</text:p>
          </table:table-cell>
          <table:table-cell table:formula="of:=[.E13]*[.$H13]/100" office:value-type="float" office:value="0.1364" calcext:value-type="float">
            <text:p>0.1364</text:p>
          </table:table-cell>
          <table:table-cell table:formula="of:=[.F13]*[.$H13]/100" office:value-type="float" office:value="19.6878" calcext:value-type="float">
            <text:p>19.6878</text:p>
          </table:table-cell>
          <table:table-cell table:formula="of:=[.G13]*[.$H13]/100" office:value-type="float" office:value="21.989" calcext:value-type="float">
            <text:p>21.989</text:p>
          </table:table-cell>
          <table:table-cell/>
        </table:table-row>
        <table:table-row table:style-name="ro1">
          <table:table-cell table:style-name="ce1" office:value-type="float" office:value="880" calcext:value-type="float">
            <text:p>880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0.02" calcext:value-type="float">
            <text:p>0.02</text:p>
          </table:table-cell>
          <table:table-cell table:style-name="ce2" office:value-type="float" office:value="1.43" calcext:value-type="float">
            <text:p>1.43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99.76" calcext:value-type="float">
            <text:p>99.7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880" calcext:value-type="float">
            <text:p>880</text:p>
          </table:table-cell>
          <table:table-cell table:formula="of:=[.B14]*[.$H14]/100" office:value-type="float" office:value="0.1608" calcext:value-type="float">
            <text:p>0.1608</text:p>
          </table:table-cell>
          <table:table-cell table:formula="of:=[.C14]*[.$H14]/100" office:value-type="float" office:value="0.0048" calcext:value-type="float">
            <text:p>0.0048</text:p>
          </table:table-cell>
          <table:table-cell table:formula="of:=[.D14]*[.$H14]/100" office:value-type="float" office:value="0.3432" calcext:value-type="float">
            <text:p>0.3432</text:p>
          </table:table-cell>
          <table:table-cell table:formula="of:=[.E14]*[.$H14]/100" office:value-type="float" office:value="0.0816" calcext:value-type="float">
            <text:p>0.0816</text:p>
          </table:table-cell>
          <table:table-cell table:formula="of:=[.F14]*[.$H14]/100" office:value-type="float" office:value="21.6288" calcext:value-type="float">
            <text:p>21.6288</text:p>
          </table:table-cell>
          <table:table-cell table:formula="of:=[.G14]*[.$H14]/100" office:value-type="float" office:value="23.9424" calcext:value-type="float">
            <text:p>23.9424</text:p>
          </table:table-cell>
          <table:table-cell/>
        </table:table-row>
        <table:table-row table:style-name="ro1">
          <table:table-cell table:style-name="ce1" office:value-type="float" office:value="870" calcext:value-type="float">
            <text:p>870</text:p>
          </table:table-cell>
          <table:table-cell table:style-name="ce1" office:value-type="float" office:value="1.23" calcext:value-type="float">
            <text:p>1.23</text:p>
          </table:table-cell>
          <table:table-cell table:style-name="ce1" office:value-type="float" office:value="0.01" calcext:value-type="float">
            <text:p>0.01</text:p>
          </table:table-cell>
          <table:table-cell table:style-name="ce2" office:value-type="float" office:value="0.45" calcext:value-type="float">
            <text:p>0.45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90.79" calcext:value-type="float">
            <text:p>90.79</text:p>
          </table:table-cell>
          <table:table-cell table:style-name="ce1" office:value-type="float" office:value="99.51" calcext:value-type="float">
            <text:p>99.5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70" calcext:value-type="float">
            <text:p>870</text:p>
          </table:table-cell>
          <table:table-cell table:formula="of:=[.B15]*[.$H15]/100" office:value-type="float" office:value="0.3321" calcext:value-type="float">
            <text:p>0.3321</text:p>
          </table:table-cell>
          <table:table-cell table:formula="of:=[.C15]*[.$H15]/100" office:value-type="float" office:value="0.0027" calcext:value-type="float">
            <text:p>0.0027</text:p>
          </table:table-cell>
          <table:table-cell table:formula="of:=[.D15]*[.$H15]/100" office:value-type="float" office:value="0.1215" calcext:value-type="float">
            <text:p>0.1215</text:p>
          </table:table-cell>
          <table:table-cell table:formula="of:=[.E15]*[.$H15]/100" office:value-type="float" office:value="0.0729" calcext:value-type="float">
            <text:p>0.0729</text:p>
          </table:table-cell>
          <table:table-cell table:formula="of:=[.F15]*[.$H15]/100" office:value-type="float" office:value="24.5133" calcext:value-type="float">
            <text:p>24.5133</text:p>
          </table:table-cell>
          <table:table-cell table:formula="of:=[.G15]*[.$H15]/100" office:value-type="float" office:value="26.8677" calcext:value-type="float">
            <text:p>26.8677</text:p>
          </table:table-cell>
          <table:table-cell/>
        </table:table-row>
        <table:table-row table:style-name="ro1"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1.42" calcext:value-type="float">
            <text:p>1.42</text:p>
          </table:table-cell>
          <table:table-cell table:style-name="ce1" office:value-type="float" office:value="0.01" calcext:value-type="float">
            <text:p>0.01</text:p>
          </table:table-cell>
          <table:table-cell table:style-name="ce2" office:value-type="float" office:value="0.27" calcext:value-type="float">
            <text:p>0.27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91.51" calcext:value-type="float">
            <text:p>91.51</text:p>
          </table:table-cell>
          <table:table-cell table:style-name="ce1" office:value-type="float" office:value="98.49" calcext:value-type="float">
            <text:p>98.4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860" calcext:value-type="float">
            <text:p>860</text:p>
          </table:table-cell>
          <table:table-cell table:formula="of:=[.B16]*[.$H16]/100" office:value-type="float" office:value="0.4118" calcext:value-type="float">
            <text:p>0.4118</text:p>
          </table:table-cell>
          <table:table-cell table:formula="of:=[.C16]*[.$H16]/100" office:value-type="float" office:value="0.0029" calcext:value-type="float">
            <text:p>0.0029</text:p>
          </table:table-cell>
          <table:table-cell table:formula="of:=[.D16]*[.$H16]/100" office:value-type="float" office:value="0.0783" calcext:value-type="float">
            <text:p>0.0783</text:p>
          </table:table-cell>
          <table:table-cell table:formula="of:=[.E16]*[.$H16]/100" office:value-type="float" office:value="0.0957" calcext:value-type="float">
            <text:p>0.0957</text:p>
          </table:table-cell>
          <table:table-cell table:formula="of:=[.F16]*[.$H16]/100" office:value-type="float" office:value="26.5379" calcext:value-type="float">
            <text:p>26.5379</text:p>
          </table:table-cell>
          <table:table-cell table:formula="of:=[.G16]*[.$H16]/100" office:value-type="float" office:value="28.5621" calcext:value-type="float">
            <text:p>28.5621</text:p>
          </table:table-cell>
          <table:table-cell/>
        </table:table-row>
        <table:table-row table:style-name="ro1">
          <table:table-cell table:style-name="ce1" office:value-type="float" office:value="850" calcext:value-type="float">
            <text:p>850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0.01" calcext:value-type="float">
            <text:p>0.01</text:p>
          </table:table-cell>
          <table:table-cell table:style-name="ce2" office:value-type="float" office:value="0.26" calcext:value-type="float">
            <text:p>0.26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91.72" calcext:value-type="float">
            <text:p>91.72</text:p>
          </table:table-cell>
          <table:table-cell table:style-name="ce1" office:value-type="float" office:value="97.71" calcext:value-type="float">
            <text:p>97.7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B17]*[.$H17]/100" office:value-type="float" office:value="0.234" calcext:value-type="float">
            <text:p>0.234</text:p>
          </table:table-cell>
          <table:table-cell table:formula="of:=[.C17]*[.$H17]/100" office:value-type="float" office:value="0.003" calcext:value-type="float">
            <text:p>0.003</text:p>
          </table:table-cell>
          <table:table-cell table:formula="of:=[.D17]*[.$H17]/100" office:value-type="float" office:value="0.078" calcext:value-type="float">
            <text:p>0.078</text:p>
          </table:table-cell>
          <table:table-cell table:formula="of:=[.E17]*[.$H17]/100" office:value-type="float" office:value="0.186" calcext:value-type="float">
            <text:p>0.186</text:p>
          </table:table-cell>
          <table:table-cell table:formula="of:=[.F17]*[.$H17]/100" office:value-type="float" office:value="27.516" calcext:value-type="float">
            <text:p>27.516</text:p>
          </table:table-cell>
          <table:table-cell table:formula="of:=[.G17]*[.$H17]/100" office:value-type="float" office:value="29.313" calcext:value-type="float">
            <text:p>29.313</text:p>
          </table:table-cell>
          <table:table-cell/>
        </table:table-row>
        <table:table-row table:style-name="ro1"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.37" calcext:value-type="float">
            <text:p>0.37</text:p>
          </table:table-cell>
          <table:table-cell table:style-name="ce1" office:value-type="float" office:value="1.15" calcext:value-type="float">
            <text:p>1.15</text:p>
          </table:table-cell>
          <table:table-cell table:style-name="ce1" office:value-type="float" office:value="92.07" calcext:value-type="float">
            <text:p>92.07</text:p>
          </table:table-cell>
          <table:table-cell table:style-name="ce1" office:value-type="float" office:value="95.47" calcext:value-type="float">
            <text:p>95.4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40" calcext:value-type="float">
            <text:p>840</text:p>
          </table:table-cell>
          <table:table-cell table:formula="of:=[.B18]*[.$H18]/100" office:value-type="float" office:value="0.1856" calcext:value-type="float">
            <text:p>0.1856</text:p>
          </table:table-cell>
          <table:table-cell table:formula="of:=[.C18]*[.$H18]/100" office:value-type="float" office:value="0" calcext:value-type="float">
            <text:p>0</text:p>
          </table:table-cell>
          <table:table-cell table:formula="of:=[.D18]*[.$H18]/100" office:value-type="float" office:value="0.1184" calcext:value-type="float">
            <text:p>0.1184</text:p>
          </table:table-cell>
          <table:table-cell table:formula="of:=[.E18]*[.$H18]/100" office:value-type="float" office:value="0.368" calcext:value-type="float">
            <text:p>0.368</text:p>
          </table:table-cell>
          <table:table-cell table:formula="of:=[.F18]*[.$H18]/100" office:value-type="float" office:value="29.4624" calcext:value-type="float">
            <text:p>29.4624</text:p>
          </table:table-cell>
          <table:table-cell table:formula="of:=[.G18]*[.$H18]/100" office:value-type="float" office:value="30.5504" calcext:value-type="float">
            <text:p>30.5504</text:p>
          </table:table-cell>
          <table:table-cell/>
        </table:table-row>
        <table:table-row table:style-name="ro1">
          <table:table-cell table:style-name="ce1" office:value-type="float" office:value="830" calcext:value-type="float">
            <text:p>830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01" calcext:value-type="float">
            <text:p>0.01</text:p>
          </table:table-cell>
          <table:table-cell table:style-name="ce2" office:value-type="float" office:value="0.73" calcext:value-type="float">
            <text:p>0.73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92.31" calcext:value-type="float">
            <text:p>92.31</text:p>
          </table:table-cell>
          <table:table-cell table:style-name="ce1" office:value-type="float" office:value="91.21" calcext:value-type="float">
            <text:p>91.2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830" calcext:value-type="float">
            <text:p>830</text:p>
          </table:table-cell>
          <table:table-cell table:formula="of:=[.B19]*[.$H19]/100" office:value-type="float" office:value="0.221" calcext:value-type="float">
            <text:p>0.221</text:p>
          </table:table-cell>
          <table:table-cell table:formula="of:=[.C19]*[.$H19]/100" office:value-type="float" office:value="0.0034" calcext:value-type="float">
            <text:p>0.0034</text:p>
          </table:table-cell>
          <table:table-cell table:formula="of:=[.D19]*[.$H19]/100" office:value-type="float" office:value="0.2482" calcext:value-type="float">
            <text:p>0.2482</text:p>
          </table:table-cell>
          <table:table-cell table:formula="of:=[.E19]*[.$H19]/100" office:value-type="float" office:value="0.51" calcext:value-type="float">
            <text:p>0.51</text:p>
          </table:table-cell>
          <table:table-cell table:formula="of:=[.F19]*[.$H19]/100" office:value-type="float" office:value="31.3854" calcext:value-type="float">
            <text:p>31.3854</text:p>
          </table:table-cell>
          <table:table-cell table:formula="of:=[.G19]*[.$H19]/100" office:value-type="float" office:value="31.0114" calcext:value-type="float">
            <text:p>31.0114</text:p>
          </table:table-cell>
          <table:table-cell/>
        </table:table-row>
        <table:table-row table:style-name="ro1">
          <table:table-cell table:style-name="ce1" office:value-type="float" office:value="820" calcext:value-type="float">
            <text:p>820</text:p>
          </table:table-cell>
          <table:table-cell table:style-name="ce1" office:value-type="float" office:value="1.07" calcext:value-type="float">
            <text:p>1.07</text:p>
          </table:table-cell>
          <table:table-cell table:style-name="ce1" office:value-type="float" office:value="0.06" calcext:value-type="float">
            <text:p>0.06</text:p>
          </table:table-cell>
          <table:table-cell table:style-name="ce2" office:value-type="float" office:value="1.37" calcext:value-type="float">
            <text:p>1.37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92.37" calcext:value-type="float">
            <text:p>92.37</text:p>
          </table:table-cell>
          <table:table-cell table:style-name="ce1" office:value-type="float" office:value="83.94" calcext:value-type="float">
            <text:p>83.9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820" calcext:value-type="float">
            <text:p>820</text:p>
          </table:table-cell>
          <table:table-cell table:formula="of:=[.B20]*[.$H20]/100" office:value-type="float" office:value="0.3745" calcext:value-type="float">
            <text:p>0.3745</text:p>
          </table:table-cell>
          <table:table-cell table:formula="of:=[.C20]*[.$H20]/100" office:value-type="float" office:value="0.021" calcext:value-type="float">
            <text:p>0.021</text:p>
          </table:table-cell>
          <table:table-cell table:formula="of:=[.D20]*[.$H20]/100" office:value-type="float" office:value="0.4795" calcext:value-type="float">
            <text:p>0.4795</text:p>
          </table:table-cell>
          <table:table-cell table:formula="of:=[.E20]*[.$H20]/100" office:value-type="float" office:value="0.224" calcext:value-type="float">
            <text:p>0.224</text:p>
          </table:table-cell>
          <table:table-cell table:formula="of:=[.F20]*[.$H20]/100" office:value-type="float" office:value="32.3295" calcext:value-type="float">
            <text:p>32.3295</text:p>
          </table:table-cell>
          <table:table-cell table:formula="of:=[.G20]*[.$H20]/100" office:value-type="float" office:value="29.379" calcext:value-type="float">
            <text:p>29.379</text:p>
          </table:table-cell>
          <table:table-cell/>
        </table:table-row>
        <table:table-row table:style-name="ro1">
          <table:table-cell table:style-name="ce1" office:value-type="float" office:value="810" calcext:value-type="float">
            <text:p>810</text:p>
          </table:table-cell>
          <table:table-cell table:style-name="ce1" office:value-type="float" office:value="1.97" calcext:value-type="float">
            <text:p>1.97</text:p>
          </table:table-cell>
          <table:table-cell table:style-name="ce1" office:value-type="float" office:value="0.17" calcext:value-type="float">
            <text:p>0.17</text:p>
          </table:table-cell>
          <table:table-cell table:style-name="ce2" office:value-type="float" office:value="1.03" calcext:value-type="float">
            <text:p>1.03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92.46" calcext:value-type="float">
            <text:p>92.46</text:p>
          </table:table-cell>
          <table:table-cell table:style-name="ce1" office:value-type="float" office:value="72.74" calcext:value-type="float">
            <text:p>72.74</text:p>
          </table:table-cell>
          <table:table-cell office:value-type="float" office:value="36.5" calcext:value-type="float">
            <text:p>36.5</text:p>
          </table:table-cell>
          <table:table-cell/>
          <table:table-cell office:value-type="float" office:value="810" calcext:value-type="float">
            <text:p>810</text:p>
          </table:table-cell>
          <table:table-cell table:formula="of:=[.B21]*[.$H21]/100" office:value-type="float" office:value="0.71905" calcext:value-type="float">
            <text:p>0.71905</text:p>
          </table:table-cell>
          <table:table-cell table:formula="of:=[.C21]*[.$H21]/100" office:value-type="float" office:value="0.06205" calcext:value-type="float">
            <text:p>0.06205</text:p>
          </table:table-cell>
          <table:table-cell table:formula="of:=[.D21]*[.$H21]/100" office:value-type="float" office:value="0.37595" calcext:value-type="float">
            <text:p>0.37595</text:p>
          </table:table-cell>
          <table:table-cell table:formula="of:=[.E21]*[.$H21]/100" office:value-type="float" office:value="0.13505" calcext:value-type="float">
            <text:p>0.13505</text:p>
          </table:table-cell>
          <table:table-cell table:formula="of:=[.F21]*[.$H21]/100" office:value-type="float" office:value="33.7479" calcext:value-type="float">
            <text:p>33.7479</text:p>
          </table:table-cell>
          <table:table-cell table:formula="of:=[.G21]*[.$H21]/100" office:value-type="float" office:value="26.5501" calcext:value-type="float">
            <text:p>26.5501</text:p>
          </table:table-cell>
          <table:table-cell/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0.98" calcext:value-type="float">
            <text:p>0.98</text:p>
          </table:table-cell>
          <table:table-cell table:style-name="ce1" office:value-type="float" office:value="0.02" calcext:value-type="float">
            <text:p>0.02</text:p>
          </table:table-cell>
          <table:table-cell table:style-name="ce2" office:value-type="float" office:value="0.54" calcext:value-type="float">
            <text:p>0.54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92.46" calcext:value-type="float">
            <text:p>92.46</text:p>
          </table:table-cell>
          <table:table-cell table:style-name="ce1" office:value-type="float" office:value="57.66" calcext:value-type="float">
            <text:p>57.66</text:p>
          </table:table-cell>
          <table:table-cell office:value-type="float" office:value="37.8" calcext:value-type="float">
            <text:p>37.8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[.B22]*[.$H22]/100" office:value-type="float" office:value="0.37044" calcext:value-type="float">
            <text:p>0.37044</text:p>
          </table:table-cell>
          <table:table-cell table:formula="of:=[.C22]*[.$H22]/100" office:value-type="float" office:value="0.00756" calcext:value-type="float">
            <text:p>0.00756</text:p>
          </table:table-cell>
          <table:table-cell table:formula="of:=[.D22]*[.$H22]/100" office:value-type="float" office:value="0.20412" calcext:value-type="float">
            <text:p>0.20412</text:p>
          </table:table-cell>
          <table:table-cell table:formula="of:=[.E22]*[.$H22]/100" office:value-type="float" office:value="0.12474" calcext:value-type="float">
            <text:p>0.12474</text:p>
          </table:table-cell>
          <table:table-cell table:formula="of:=[.F22]*[.$H22]/100" office:value-type="float" office:value="34.94988" calcext:value-type="float">
            <text:p>34.94988</text:p>
          </table:table-cell>
          <table:table-cell table:formula="of:=[.G22]*[.$H22]/100" office:value-type="float" office:value="21.79548" calcext:value-type="float">
            <text:p>21.79548</text:p>
          </table:table-cell>
          <table:table-cell/>
        </table:table-row>
        <table:table-row table:style-name="ro1"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01" calcext:value-type="float">
            <text:p>0.01</text:p>
          </table:table-cell>
          <table:table-cell table:style-name="ce2" office:value-type="float" office:value="0.41" calcext:value-type="float">
            <text:p>0.41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92.41" calcext:value-type="float">
            <text:p>92.41</text:p>
          </table:table-cell>
          <table:table-cell table:style-name="ce1" office:value-type="float" office:value="40.4" calcext:value-type="float">
            <text:p>40.4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790" calcext:value-type="float">
            <text:p>790</text:p>
          </table:table-cell>
          <table:table-cell table:formula="of:=[.B23]*[.$H23]/100" office:value-type="float" office:value="0.0897" calcext:value-type="float">
            <text:p>0.0897</text:p>
          </table:table-cell>
          <table:table-cell table:formula="of:=[.C23]*[.$H23]/100" office:value-type="float" office:value="0.0039" calcext:value-type="float">
            <text:p>0.0039</text:p>
          </table:table-cell>
          <table:table-cell table:formula="of:=[.D23]*[.$H23]/100" office:value-type="float" office:value="0.1599" calcext:value-type="float">
            <text:p>0.1599</text:p>
          </table:table-cell>
          <table:table-cell table:formula="of:=[.E23]*[.$H23]/100" office:value-type="float" office:value="0.1911" calcext:value-type="float">
            <text:p>0.1911</text:p>
          </table:table-cell>
          <table:table-cell table:formula="of:=[.F23]*[.$H23]/100" office:value-type="float" office:value="36.0399" calcext:value-type="float">
            <text:p>36.0399</text:p>
          </table:table-cell>
          <table:table-cell table:formula="of:=[.G23]*[.$H23]/100" office:value-type="float" office:value="15.756" calcext:value-type="float">
            <text:p>15.756</text:p>
          </table:table-cell>
          <table:table-cell/>
        </table:table-row>
        <table:table-row table:style-name="ro1"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.47" calcext:value-type="float">
            <text:p>0.47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92.13" calcext:value-type="float">
            <text:p>92.13</text:p>
          </table:table-cell>
          <table:table-cell table:style-name="ce1" office:value-type="float" office:value="24.82" calcext:value-type="float">
            <text:p>24.82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80" calcext:value-type="float">
            <text:p>780</text:p>
          </table:table-cell>
          <table:table-cell table:formula="of:=[.B24]*[.$H24]/100" office:value-type="float" office:value="0.0902" calcext:value-type="float">
            <text:p>0.0902</text:p>
          </table:table-cell>
          <table:table-cell table:formula="of:=[.C24]*[.$H24]/100" office:value-type="float" office:value="0" calcext:value-type="float">
            <text:p>0</text:p>
          </table:table-cell>
          <table:table-cell table:formula="of:=[.D24]*[.$H24]/100" office:value-type="float" office:value="0.1927" calcext:value-type="float">
            <text:p>0.1927</text:p>
          </table:table-cell>
          <table:table-cell table:formula="of:=[.E24]*[.$H24]/100" office:value-type="float" office:value="0.2665" calcext:value-type="float">
            <text:p>0.2665</text:p>
          </table:table-cell>
          <table:table-cell table:formula="of:=[.F24]*[.$H24]/100" office:value-type="float" office:value="37.7733" calcext:value-type="float">
            <text:p>37.7733</text:p>
          </table:table-cell>
          <table:table-cell table:formula="of:=[.G24]*[.$H24]/100" office:value-type="float" office:value="10.1762" calcext:value-type="float">
            <text:p>10.1762</text:p>
          </table:table-cell>
          <table:table-cell/>
        </table:table-row>
        <table:table-row table:style-name="ro1">
          <table:table-cell table:style-name="ce1" office:value-type="float" office:value="770" calcext:value-type="float">
            <text:p>770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.7" calcext:value-type="float">
            <text:p>0.7</text:p>
          </table:table-cell>
          <table:table-cell table:style-name="ce1" office:value-type="float" office:value="0.93" calcext:value-type="float">
            <text:p>0.93</text:p>
          </table:table-cell>
          <table:table-cell table:style-name="ce1" office:value-type="float" office:value="91.45" calcext:value-type="float">
            <text:p>91.45</text:p>
          </table:table-cell>
          <table:table-cell table:style-name="ce1" office:value-type="float" office:value="13.24" calcext:value-type="float">
            <text:p>13.2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770" calcext:value-type="float">
            <text:p>770</text:p>
          </table:table-cell>
          <table:table-cell table:formula="of:=[.B25]*[.$H25]/100" office:value-type="float" office:value="0.1247" calcext:value-type="float">
            <text:p>0.1247</text:p>
          </table:table-cell>
          <table:table-cell table:formula="of:=[.C25]*[.$H25]/100" office:value-type="float" office:value="0" calcext:value-type="float">
            <text:p>0</text:p>
          </table:table-cell>
          <table:table-cell table:formula="of:=[.D25]*[.$H25]/100" office:value-type="float" office:value="0.301" calcext:value-type="float">
            <text:p>0.301</text:p>
          </table:table-cell>
          <table:table-cell table:formula="of:=[.E25]*[.$H25]/100" office:value-type="float" office:value="0.3999" calcext:value-type="float">
            <text:p>0.3999</text:p>
          </table:table-cell>
          <table:table-cell table:formula="of:=[.F25]*[.$H25]/100" office:value-type="float" office:value="39.3235" calcext:value-type="float">
            <text:p>39.3235</text:p>
          </table:table-cell>
          <table:table-cell table:formula="of:=[.G25]*[.$H25]/100" office:value-type="float" office:value="5.6932" calcext:value-type="float">
            <text:p>5.6932</text:p>
          </table:table-cell>
          <table:table-cell/>
        </table:table-row>
        <table:table-row table:style-name="ro1">
          <table:table-cell table:style-name="ce1" office:value-type="float" office:value="760" calcext:value-type="float">
            <text:p>76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4" calcext:value-type="float">
            <text:p>0.04</text:p>
          </table:table-cell>
          <table:table-cell table:style-name="ce2" office:value-type="float" office:value="0.96" calcext:value-type="float">
            <text:p>0.96</text:p>
          </table:table-cell>
          <table:table-cell table:style-name="ce1" office:value-type="float" office:value="1.12" calcext:value-type="float">
            <text:p>1.12</text:p>
          </table:table-cell>
          <table:table-cell table:style-name="ce1" office:value-type="float" office:value="89.65" calcext:value-type="float">
            <text:p>89.65</text:p>
          </table:table-cell>
          <table:table-cell table:style-name="ce1" office:value-type="float" office:value="6.43" calcext:value-type="float">
            <text:p>6.43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760" calcext:value-type="float">
            <text:p>760</text:p>
          </table:table-cell>
          <table:table-cell table:formula="of:=[.B26]*[.$H26]/100" office:value-type="float" office:value="0.176" calcext:value-type="float">
            <text:p>0.176</text:p>
          </table:table-cell>
          <table:table-cell table:formula="of:=[.C26]*[.$H26]/100" office:value-type="float" office:value="0.0176" calcext:value-type="float">
            <text:p>0.0176</text:p>
          </table:table-cell>
          <table:table-cell table:formula="of:=[.D26]*[.$H26]/100" office:value-type="float" office:value="0.4224" calcext:value-type="float">
            <text:p>0.4224</text:p>
          </table:table-cell>
          <table:table-cell table:formula="of:=[.E26]*[.$H26]/100" office:value-type="float" office:value="0.4928" calcext:value-type="float">
            <text:p>0.4928</text:p>
          </table:table-cell>
          <table:table-cell table:formula="of:=[.F26]*[.$H26]/100" office:value-type="float" office:value="39.446" calcext:value-type="float">
            <text:p>39.446</text:p>
          </table:table-cell>
          <table:table-cell table:formula="of:=[.G26]*[.$H26]/100" office:value-type="float" office:value="2.8292" calcext:value-type="float">
            <text:p>2.8292</text:p>
          </table:table-cell>
          <table:table-cell/>
        </table:table-row>
        <table:table-row table:style-name="ro1"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52" calcext:value-type="float">
            <text:p>0.52</text:p>
          </table:table-cell>
          <table:table-cell table:style-name="ce2" office:value-type="float" office:value="0.79" calcext:value-type="float">
            <text:p>0.79</text:p>
          </table:table-cell>
          <table:table-cell table:style-name="ce1" office:value-type="float" office:value="1.49" calcext:value-type="float">
            <text:p>1.49</text:p>
          </table:table-cell>
          <table:table-cell table:style-name="ce1" office:value-type="float" office:value="85.39" calcext:value-type="float">
            <text:p>85.39</text:p>
          </table:table-cell>
          <table:table-cell table:style-name="ce1" office:value-type="float" office:value="2.94" calcext:value-type="float">
            <text:p>2.9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[.B27]*[.$H27]/100" office:value-type="float" office:value="0.0585" calcext:value-type="float">
            <text:p>0.0585</text:p>
          </table:table-cell>
          <table:table-cell table:formula="of:=[.C27]*[.$H27]/100" office:value-type="float" office:value="0.234" calcext:value-type="float">
            <text:p>0.234</text:p>
          </table:table-cell>
          <table:table-cell table:formula="of:=[.D27]*[.$H27]/100" office:value-type="float" office:value="0.3555" calcext:value-type="float">
            <text:p>0.3555</text:p>
          </table:table-cell>
          <table:table-cell table:formula="of:=[.E27]*[.$H27]/100" office:value-type="float" office:value="0.6705" calcext:value-type="float">
            <text:p>0.6705</text:p>
          </table:table-cell>
          <table:table-cell table:formula="of:=[.F27]*[.$H27]/100" office:value-type="float" office:value="38.4255" calcext:value-type="float">
            <text:p>38.4255</text:p>
          </table:table-cell>
          <table:table-cell table:formula="of:=[.G27]*[.$H27]/100" office:value-type="float" office:value="1.323" calcext:value-type="float">
            <text:p>1.323</text:p>
          </table:table-cell>
          <table:table-cell/>
        </table:table-row>
        <table:table-row table:style-name="ro1"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2" calcext:value-type="float">
            <text:p>0.2</text:p>
          </table:table-cell>
          <table:table-cell table:style-name="ce2" office:value-type="float" office:value="0.67" calcext:value-type="float">
            <text:p>0.67</text:p>
          </table:table-cell>
          <table:table-cell table:style-name="ce1" office:value-type="float" office:value="2.86" calcext:value-type="float">
            <text:p>2.86</text:p>
          </table:table-cell>
          <table:table-cell table:style-name="ce1" office:value-type="float" office:value="75.51" calcext:value-type="float">
            <text:p>75.51</text:p>
          </table:table-cell>
          <table:table-cell table:style-name="ce1" office:value-type="float" office:value="1.36" calcext:value-type="float">
            <text:p>1.36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740" calcext:value-type="float">
            <text:p>740</text:p>
          </table:table-cell>
          <table:table-cell table:formula="of:=[.B28]*[.$H28]/100" office:value-type="float" office:value="0.02275" calcext:value-type="float">
            <text:p>0.02275</text:p>
          </table:table-cell>
          <table:table-cell table:formula="of:=[.C28]*[.$H28]/100" office:value-type="float" office:value="0.091" calcext:value-type="float">
            <text:p>0.091</text:p>
          </table:table-cell>
          <table:table-cell table:formula="of:=[.D28]*[.$H28]/100" office:value-type="float" office:value="0.30485" calcext:value-type="float">
            <text:p>0.30485</text:p>
          </table:table-cell>
          <table:table-cell table:formula="of:=[.E28]*[.$H28]/100" office:value-type="float" office:value="1.3013" calcext:value-type="float">
            <text:p>1.3013</text:p>
          </table:table-cell>
          <table:table-cell table:formula="of:=[.F28]*[.$H28]/100" office:value-type="float" office:value="34.35705" calcext:value-type="float">
            <text:p>34.35705</text:p>
          </table:table-cell>
          <table:table-cell table:formula="of:=[.G28]*[.$H28]/100" office:value-type="float" office:value="0.6188" calcext:value-type="float">
            <text:p>0.6188</text:p>
          </table:table-cell>
          <table:table-cell/>
        </table:table-row>
        <table:table-row table:style-name="ro1"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6" calcext:value-type="float">
            <text:p>0.06</text:p>
          </table:table-cell>
          <table:table-cell table:style-name="ce2" office:value-type="float" office:value="0.88" calcext:value-type="float">
            <text:p>0.88</text:p>
          </table:table-cell>
          <table:table-cell table:style-name="ce1" office:value-type="float" office:value="3.13" calcext:value-type="float">
            <text:p>3.13</text:p>
          </table:table-cell>
          <table:table-cell table:style-name="ce1" office:value-type="float" office:value="56.73" calcext:value-type="float">
            <text:p>56.73</text:p>
          </table:table-cell>
          <table:table-cell table:style-name="ce1" office:value-type="float" office:value="0.66" calcext:value-type="float">
            <text:p>0.66</text:p>
          </table:table-cell>
          <table:table-cell office:value-type="float" office:value="46.5" calcext:value-type="float">
            <text:p>46.5</text:p>
          </table:table-cell>
          <table:table-cell/>
          <table:table-cell office:value-type="float" office:value="730" calcext:value-type="float">
            <text:p>730</text:p>
          </table:table-cell>
          <table:table-cell table:formula="of:=[.B29]*[.$H29]/100" office:value-type="float" office:value="0.0093" calcext:value-type="float">
            <text:p>0.0093</text:p>
          </table:table-cell>
          <table:table-cell table:formula="of:=[.C29]*[.$H29]/100" office:value-type="float" office:value="0.0279" calcext:value-type="float">
            <text:p>0.0279</text:p>
          </table:table-cell>
          <table:table-cell table:formula="of:=[.D29]*[.$H29]/100" office:value-type="float" office:value="0.4092" calcext:value-type="float">
            <text:p>0.4092</text:p>
          </table:table-cell>
          <table:table-cell table:formula="of:=[.E29]*[.$H29]/100" office:value-type="float" office:value="1.45545" calcext:value-type="float">
            <text:p>1.45545</text:p>
          </table:table-cell>
          <table:table-cell table:formula="of:=[.F29]*[.$H29]/100" office:value-type="float" office:value="26.37945" calcext:value-type="float">
            <text:p>26.37945</text:p>
          </table:table-cell>
          <table:table-cell table:formula="of:=[.G29]*[.$H29]/100" office:value-type="float" office:value="0.3069" calcext:value-type="float">
            <text:p>0.3069</text:p>
          </table:table-cell>
          <table:table-cell/>
        </table:table-row>
        <table:table-row table:style-name="ro1"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8" calcext:value-type="float">
            <text:p>0.08</text:p>
          </table:table-cell>
          <table:table-cell table:style-name="ce2" office:value-type="float" office:value="1.74" calcext:value-type="float">
            <text:p>1.74</text:p>
          </table:table-cell>
          <table:table-cell table:style-name="ce1" office:value-type="float" office:value="4.49" calcext:value-type="float">
            <text:p>4.49</text:p>
          </table:table-cell>
          <table:table-cell table:style-name="ce1" office:value-type="float" office:value="29.65" calcext:value-type="float">
            <text:p>29.65</text:p>
          </table:table-cell>
          <table:table-cell table:style-name="ce1" office:value-type="float" office:value="0.35" calcext:value-type="float">
            <text:p>0.3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720" calcext:value-type="float">
            <text:p>720</text:p>
          </table:table-cell>
          <table:table-cell table:formula="of:=[.B30]*[.$H30]/100" office:value-type="float" office:value="0.0188" calcext:value-type="float">
            <text:p>0.0188</text:p>
          </table:table-cell>
          <table:table-cell table:formula="of:=[.C30]*[.$H30]/100" office:value-type="float" office:value="0.0376" calcext:value-type="float">
            <text:p>0.0376</text:p>
          </table:table-cell>
          <table:table-cell table:formula="of:=[.D30]*[.$H30]/100" office:value-type="float" office:value="0.8178" calcext:value-type="float">
            <text:p>0.8178</text:p>
          </table:table-cell>
          <table:table-cell table:formula="of:=[.E30]*[.$H30]/100" office:value-type="float" office:value="2.1103" calcext:value-type="float">
            <text:p>2.1103</text:p>
          </table:table-cell>
          <table:table-cell table:formula="of:=[.F30]*[.$H30]/100" office:value-type="float" office:value="13.9355" calcext:value-type="float">
            <text:p>13.9355</text:p>
          </table:table-cell>
          <table:table-cell table:formula="of:=[.G30]*[.$H30]/100" office:value-type="float" office:value="0.1645" calcext:value-type="float">
            <text:p>0.1645</text:p>
          </table:table-cell>
          <table:table-cell/>
        </table:table-row>
        <table:table-row table:style-name="ro1"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" calcext:value-type="float">
            <text:p>0.1</text:p>
          </table:table-cell>
          <table:table-cell table:style-name="ce2" office:value-type="float" office:value="2.78" calcext:value-type="float">
            <text:p>2.7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7.24" calcext:value-type="float">
            <text:p>7.24</text:p>
          </table:table-cell>
          <table:table-cell table:style-name="ce1" office:value-type="float" office:value="0.2" calcext:value-type="float">
            <text:p>0.2</text:p>
          </table:table-cell>
          <table:table-cell office:value-type="float" office:value="47.5" calcext:value-type="float">
            <text:p>47.5</text:p>
          </table:table-cell>
          <table:table-cell/>
          <table:table-cell office:value-type="float" office:value="710" calcext:value-type="float">
            <text:p>710</text:p>
          </table:table-cell>
          <table:table-cell table:formula="of:=[.B31]*[.$H31]/100" office:value-type="float" office:value="0.038" calcext:value-type="float">
            <text:p>0.038</text:p>
          </table:table-cell>
          <table:table-cell table:formula="of:=[.C31]*[.$H31]/100" office:value-type="float" office:value="0.0475" calcext:value-type="float">
            <text:p>0.0475</text:p>
          </table:table-cell>
          <table:table-cell table:formula="of:=[.D31]*[.$H31]/100" office:value-type="float" office:value="1.3205" calcext:value-type="float">
            <text:p>1.3205</text:p>
          </table:table-cell>
          <table:table-cell table:formula="of:=[.E31]*[.$H31]/100" office:value-type="float" office:value="5.605" calcext:value-type="float">
            <text:p>5.605</text:p>
          </table:table-cell>
          <table:table-cell table:formula="of:=[.F31]*[.$H31]/100" office:value-type="float" office:value="3.439" calcext:value-type="float">
            <text:p>3.439</text:p>
          </table:table-cell>
          <table:table-cell table:formula="of:=[.G31]*[.$H31]/100" office:value-type="float" office:value="0.095" calcext:value-type="float">
            <text:p>0.095</text:p>
          </table:table-cell>
          <table:table-cell/>
        </table:table-row>
        <table:table-row table:style-name="ro1"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7" calcext:value-type="float">
            <text:p>0.07</text:p>
          </table:table-cell>
          <table:table-cell table:style-name="ce2" office:value-type="float" office:value="3.05" calcext:value-type="float">
            <text:p>3.05</text:p>
          </table:table-cell>
          <table:table-cell table:style-name="ce1" office:value-type="float" office:value="33.02" calcext:value-type="float">
            <text:p>33.02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12" calcext:value-type="float">
            <text:p>0.1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[.B32]*[.$H32]/100" office:value-type="float" office:value="0.0144" calcext:value-type="float">
            <text:p>0.0144</text:p>
          </table:table-cell>
          <table:table-cell table:formula="of:=[.C32]*[.$H32]/100" office:value-type="float" office:value="0.0336" calcext:value-type="float">
            <text:p>0.0336</text:p>
          </table:table-cell>
          <table:table-cell table:formula="of:=[.D32]*[.$H32]/100" office:value-type="float" office:value="1.464" calcext:value-type="float">
            <text:p>1.464</text:p>
          </table:table-cell>
          <table:table-cell table:formula="of:=[.E32]*[.$H32]/100" office:value-type="float" office:value="15.8496" calcext:value-type="float">
            <text:p>15.8496</text:p>
          </table:table-cell>
          <table:table-cell table:formula="of:=[.F32]*[.$H32]/100" office:value-type="float" office:value="0.1824" calcext:value-type="float">
            <text:p>0.1824</text:p>
          </table:table-cell>
          <table:table-cell table:formula="of:=[.G32]*[.$H32]/100" office:value-type="float" office:value="0.0576" calcext:value-type="float">
            <text:p>0.0576</text:p>
          </table:table-cell>
          <table:table-cell/>
        </table:table-row>
        <table:table-row table:style-name="ro1"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2" office:value-type="float" office:value="4.86" calcext:value-type="float">
            <text:p>4.86</text:p>
          </table:table-cell>
          <table:table-cell table:style-name="ce1" office:value-type="float" office:value="52.29" calcext:value-type="float">
            <text:p>52.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office:value-type="float" office:value="48.5" calcext:value-type="float">
            <text:p>48.5</text:p>
          </table:table-cell>
          <table:table-cell/>
          <table:table-cell office:value-type="float" office:value="690" calcext:value-type="float">
            <text:p>690</text:p>
          </table:table-cell>
          <table:table-cell table:formula="of:=[.B33]*[.$H33]/100" office:value-type="float" office:value="0" calcext:value-type="float">
            <text:p>0</text:p>
          </table:table-cell>
          <table:table-cell table:formula="of:=[.C33]*[.$H33]/100" office:value-type="float" office:value="0.0291" calcext:value-type="float">
            <text:p>0.0291</text:p>
          </table:table-cell>
          <table:table-cell table:formula="of:=[.D33]*[.$H33]/100" office:value-type="float" office:value="2.3571" calcext:value-type="float">
            <text:p>2.3571</text:p>
          </table:table-cell>
          <table:table-cell table:formula="of:=[.E33]*[.$H33]/100" office:value-type="float" office:value="25.36065" calcext:value-type="float">
            <text:p>25.36065</text:p>
          </table:table-cell>
          <table:table-cell table:formula="of:=[.F33]*[.$H33]/100" office:value-type="float" office:value="0" calcext:value-type="float">
            <text:p>0</text:p>
          </table:table-cell>
          <table:table-cell table:formula="of:=[.G33]*[.$H33]/100" office:value-type="float" office:value="0.0388" calcext:value-type="float">
            <text:p>0.0388</text:p>
          </table:table-cell>
          <table:table-cell/>
        </table:table-row>
        <table:table-row table:style-name="ro1"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2" office:value-type="float" office:value="14.56" calcext:value-type="float">
            <text:p>14.56</text:p>
          </table:table-cell>
          <table:table-cell table:style-name="ce1" office:value-type="float" office:value="78.07" calcext:value-type="float">
            <text:p>78.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80" calcext:value-type="float">
            <text:p>680</text:p>
          </table:table-cell>
          <table:table-cell table:formula="of:=[.B34]*[.$H34]/100" office:value-type="float" office:value="0" calcext:value-type="float">
            <text:p>0</text:p>
          </table:table-cell>
          <table:table-cell table:formula="of:=[.C34]*[.$H34]/100" office:value-type="float" office:value="0.0343" calcext:value-type="float">
            <text:p>0.0343</text:p>
          </table:table-cell>
          <table:table-cell table:formula="of:=[.D34]*[.$H34]/100" office:value-type="float" office:value="7.1344" calcext:value-type="float">
            <text:p>7.1344</text:p>
          </table:table-cell>
          <table:table-cell table:formula="of:=[.E34]*[.$H34]/100" office:value-type="float" office:value="38.2543" calcext:value-type="float">
            <text:p>38.2543</text:p>
          </table:table-cell>
          <table:table-cell table:formula="of:=[.F34]*[.$H34]/100" office:value-type="float" office:value="0" calcext:value-type="float">
            <text:p>0</text:p>
          </table:table-cell>
          <table:table-cell table:formula="of:=[.G34]*[.$H34]/100" office:value-type="float" office:value="0.0245" calcext:value-type="float">
            <text:p>0.0245</text:p>
          </table:table-cell>
          <table:table-cell/>
        </table:table-row>
        <table:table-row table:style-name="ro1"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2" office:value-type="float" office:value="38.93" calcext:value-type="float">
            <text:p>38.93</text:p>
          </table:table-cell>
          <table:table-cell table:style-name="ce1" office:value-type="float" office:value="94.81" calcext:value-type="float">
            <text:p>94.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office:value-type="float" office:value="49.5" calcext:value-type="float">
            <text:p>49.5</text:p>
          </table:table-cell>
          <table:table-cell/>
          <table:table-cell office:value-type="float" office:value="670" calcext:value-type="float">
            <text:p>670</text:p>
          </table:table-cell>
          <table:table-cell table:formula="of:=[.B35]*[.$H35]/100" office:value-type="float" office:value="0" calcext:value-type="float">
            <text:p>0</text:p>
          </table:table-cell>
          <table:table-cell table:formula="of:=[.C35]*[.$H35]/100" office:value-type="float" office:value="0.05445" calcext:value-type="float">
            <text:p>0.05445</text:p>
          </table:table-cell>
          <table:table-cell table:formula="of:=[.D35]*[.$H35]/100" office:value-type="float" office:value="19.27035" calcext:value-type="float">
            <text:p>19.27035</text:p>
          </table:table-cell>
          <table:table-cell table:formula="of:=[.E35]*[.$H35]/100" office:value-type="float" office:value="46.93095" calcext:value-type="float">
            <text:p>46.93095</text:p>
          </table:table-cell>
          <table:table-cell table:formula="of:=[.F35]*[.$H35]/100" office:value-type="float" office:value="0" calcext:value-type="float">
            <text:p>0</text:p>
          </table:table-cell>
          <table:table-cell table:formula="of:=[.G35]*[.$H35]/100" office:value-type="float" office:value="0.01485" calcext:value-type="float">
            <text:p>0.01485</text:p>
          </table:table-cell>
          <table:table-cell/>
        </table:table-row>
        <table:table-row table:style-name="ro1"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1" calcext:value-type="float">
            <text:p>0.11</text:p>
          </table:table-cell>
          <table:table-cell table:style-name="ce2" office:value-type="float" office:value="57.29" calcext:value-type="float">
            <text:p>57.29</text:p>
          </table:table-cell>
          <table:table-cell table:style-name="ce1" office:value-type="float" office:value="96.25" calcext:value-type="float">
            <text:p>96.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60" calcext:value-type="float">
            <text:p>660</text:p>
          </table:table-cell>
          <table:table-cell table:formula="of:=[.B36]*[.$H36]/100" office:value-type="float" office:value="0.035" calcext:value-type="float">
            <text:p>0.035</text:p>
          </table:table-cell>
          <table:table-cell table:formula="of:=[.C36]*[.$H36]/100" office:value-type="float" office:value="0.055" calcext:value-type="float">
            <text:p>0.055</text:p>
          </table:table-cell>
          <table:table-cell table:formula="of:=[.D36]*[.$H36]/100" office:value-type="float" office:value="28.645" calcext:value-type="float">
            <text:p>28.645</text:p>
          </table:table-cell>
          <table:table-cell table:formula="of:=[.E36]*[.$H36]/100" office:value-type="float" office:value="48.125" calcext:value-type="float">
            <text:p>48.125</text:p>
          </table:table-cell>
          <table:table-cell table:formula="of:=[.F36]*[.$H36]/100" office:value-type="float" office:value="0" calcext:value-type="float">
            <text:p>0</text:p>
          </table:table-cell>
          <table:table-cell table:formula="of:=[.G36]*[.$H36]/100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11" calcext:value-type="float">
            <text:p>0.11</text:p>
          </table:table-cell>
          <table:table-cell table:style-name="ce2" office:value-type="float" office:value="86.91" calcext:value-type="float">
            <text:p>86.91</text:p>
          </table:table-cell>
          <table:table-cell table:style-name="ce1" office:value-type="float" office:value="92.78" calcext:value-type="float">
            <text:p>92.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50.5" calcext:value-type="float">
            <text:p>50.5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B37]*[.$H37]/100" office:value-type="float" office:value="0.00505" calcext:value-type="float">
            <text:p>0.00505</text:p>
          </table:table-cell>
          <table:table-cell table:formula="of:=[.C37]*[.$H37]/100" office:value-type="float" office:value="0.05555" calcext:value-type="float">
            <text:p>0.05555</text:p>
          </table:table-cell>
          <table:table-cell table:formula="of:=[.D37]*[.$H37]/100" office:value-type="float" office:value="43.88955" calcext:value-type="float">
            <text:p>43.88955</text:p>
          </table:table-cell>
          <table:table-cell table:formula="of:=[.E37]*[.$H37]/100" office:value-type="float" office:value="46.8539" calcext:value-type="float">
            <text:p>46.8539</text:p>
          </table:table-cell>
          <table:table-cell table:formula="of:=[.F37]*[.$H37]/100" office:value-type="float" office:value="0" calcext:value-type="float">
            <text:p>0</text:p>
          </table:table-cell>
          <table:table-cell table:formula="of:=[.G37]*[.$H37]/100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1" calcext:value-type="float">
            <text:p>0.21</text:p>
          </table:table-cell>
          <table:table-cell table:style-name="ce2" office:value-type="float" office:value="96.69" calcext:value-type="float">
            <text:p>96.69</text:p>
          </table:table-cell>
          <table:table-cell table:style-name="ce1" office:value-type="float" office:value="78.79" calcext:value-type="float">
            <text:p>78.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40" calcext:value-type="float">
            <text:p>640</text:p>
          </table:table-cell>
          <table:table-cell table:formula="of:=[.B38]*[.$H38]/100" office:value-type="float" office:value="0" calcext:value-type="float">
            <text:p>0</text:p>
          </table:table-cell>
          <table:table-cell table:formula="of:=[.C38]*[.$H38]/100" office:value-type="float" office:value="0.1071" calcext:value-type="float">
            <text:p>0.1071</text:p>
          </table:table-cell>
          <table:table-cell table:formula="of:=[.D38]*[.$H38]/100" office:value-type="float" office:value="49.3119" calcext:value-type="float">
            <text:p>49.3119</text:p>
          </table:table-cell>
          <table:table-cell table:formula="of:=[.E38]*[.$H38]/100" office:value-type="float" office:value="40.1829" calcext:value-type="float">
            <text:p>40.1829</text:p>
          </table:table-cell>
          <table:table-cell table:formula="of:=[.F38]*[.$H38]/100" office:value-type="float" office:value="0" calcext:value-type="float">
            <text:p>0</text:p>
          </table:table-cell>
          <table:table-cell table:formula="of:=[.G38]*[.$H38]/100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8" calcext:value-type="float">
            <text:p>0.38</text:p>
          </table:table-cell>
          <table:table-cell table:style-name="ce2" office:value-type="float" office:value="95.57" calcext:value-type="float">
            <text:p>95.57</text:p>
          </table:table-cell>
          <table:table-cell table:style-name="ce1" office:value-type="float" office:value="44.78" calcext:value-type="float">
            <text:p>44.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50.5" calcext:value-type="float">
            <text:p>50.5</text:p>
          </table:table-cell>
          <table:table-cell/>
          <table:table-cell office:value-type="float" office:value="630" calcext:value-type="float">
            <text:p>630</text:p>
          </table:table-cell>
          <table:table-cell table:formula="of:=[.B39]*[.$H39]/100" office:value-type="float" office:value="0" calcext:value-type="float">
            <text:p>0</text:p>
          </table:table-cell>
          <table:table-cell table:formula="of:=[.C39]*[.$H39]/100" office:value-type="float" office:value="0.1919" calcext:value-type="float">
            <text:p>0.1919</text:p>
          </table:table-cell>
          <table:table-cell table:formula="of:=[.D39]*[.$H39]/100" office:value-type="float" office:value="48.26285" calcext:value-type="float">
            <text:p>48.26285</text:p>
          </table:table-cell>
          <table:table-cell table:formula="of:=[.E39]*[.$H39]/100" office:value-type="float" office:value="22.6139" calcext:value-type="float">
            <text:p>22.6139</text:p>
          </table:table-cell>
          <table:table-cell table:formula="of:=[.F39]*[.$H39]/100" office:value-type="float" office:value="0" calcext:value-type="float">
            <text:p>0</text:p>
          </table:table-cell>
          <table:table-cell table:formula="of:=[.G39]*[.$H39]/100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45" calcext:value-type="float">
            <text:p>0.45</text:p>
          </table:table-cell>
          <table:table-cell table:style-name="ce2" office:value-type="float" office:value="91.41" calcext:value-type="float">
            <text:p>91.41</text:p>
          </table:table-cell>
          <table:table-cell table:style-name="ce1" office:value-type="float" office:value="6.15" calcext:value-type="float">
            <text:p>6.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50.2" calcext:value-type="float">
            <text:p>50.2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[.B40]*[.$H40]/100" office:value-type="float" office:value="0.01506" calcext:value-type="float">
            <text:p>0.01506</text:p>
          </table:table-cell>
          <table:table-cell table:formula="of:=[.C40]*[.$H40]/100" office:value-type="float" office:value="0.2259" calcext:value-type="float">
            <text:p>0.2259</text:p>
          </table:table-cell>
          <table:table-cell table:formula="of:=[.D40]*[.$H40]/100" office:value-type="float" office:value="45.88782" calcext:value-type="float">
            <text:p>45.88782</text:p>
          </table:table-cell>
          <table:table-cell table:formula="of:=[.E40]*[.$H40]/100" office:value-type="float" office:value="3.0873" calcext:value-type="float">
            <text:p>3.0873</text:p>
          </table:table-cell>
          <table:table-cell table:formula="of:=[.F40]*[.$H40]/100" office:value-type="float" office:value="0" calcext:value-type="float">
            <text:p>0</text:p>
          </table:table-cell>
          <table:table-cell table:formula="of:=[.G40]*[.$H40]/100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98" calcext:value-type="float">
            <text:p>0.98</text:p>
          </table:table-cell>
          <table:table-cell table:style-name="ce2" office:value-type="float" office:value="78.32" calcext:value-type="float">
            <text:p>78.32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10" calcext:value-type="float">
            <text:p>610</text:p>
          </table:table-cell>
          <table:table-cell table:formula="of:=[.B41]*[.$H41]/100" office:value-type="float" office:value="0.075" calcext:value-type="float">
            <text:p>0.075</text:p>
          </table:table-cell>
          <table:table-cell table:formula="of:=[.C41]*[.$H41]/100" office:value-type="float" office:value="0.49" calcext:value-type="float">
            <text:p>0.49</text:p>
          </table:table-cell>
          <table:table-cell table:formula="of:=[.D41]*[.$H41]/100" office:value-type="float" office:value="39.16" calcext:value-type="float">
            <text:p>39.16</text:p>
          </table:table-cell>
          <table:table-cell table:formula="of:=[.E41]*[.$H41]/100" office:value-type="float" office:value="0.19" calcext:value-type="float">
            <text:p>0.19</text:p>
          </table:table-cell>
          <table:table-cell table:formula="of:=[.F41]*[.$H41]/100" office:value-type="float" office:value="0" calcext:value-type="float">
            <text:p>0</text:p>
          </table:table-cell>
          <table:table-cell table:formula="of:=[.G41]*[.$H41]/100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.04" calcext:value-type="float">
            <text:p>3.04</text:p>
          </table:table-cell>
          <table:table-cell table:style-name="ce2" office:value-type="float" office:value="52.26" calcext:value-type="float">
            <text:p>52.26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49.9" calcext:value-type="float">
            <text:p>49.9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B42]*[.$H42]/100" office:value-type="float" office:value="0.02495" calcext:value-type="float">
            <text:p>0.02495</text:p>
          </table:table-cell>
          <table:table-cell table:formula="of:=[.C42]*[.$H42]/100" office:value-type="float" office:value="1.51696" calcext:value-type="float">
            <text:p>1.51696</text:p>
          </table:table-cell>
          <table:table-cell table:formula="of:=[.D42]*[.$H42]/100" office:value-type="float" office:value="26.07774" calcext:value-type="float">
            <text:p>26.07774</text:p>
          </table:table-cell>
          <table:table-cell table:formula="of:=[.E42]*[.$H42]/100" office:value-type="float" office:value="0.03493" calcext:value-type="float">
            <text:p>0.03493</text:p>
          </table:table-cell>
          <table:table-cell table:formula="of:=[.F42]*[.$H42]/100" office:value-type="float" office:value="0" calcext:value-type="float">
            <text:p>0</text:p>
          </table:table-cell>
          <table:table-cell table:formula="of:=[.G42]*[.$H42]/100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5.36" calcext:value-type="float">
            <text:p>5.36</text:p>
          </table:table-cell>
          <table:table-cell table:style-name="ce2" office:value-type="float" office:value="14.99" calcext:value-type="float">
            <text:p>14.99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90" calcext:value-type="float">
            <text:p>590</text:p>
          </table:table-cell>
          <table:table-cell table:formula="of:=[.B43]*[.$H43]/100" office:value-type="float" office:value="0.0343" calcext:value-type="float">
            <text:p>0.0343</text:p>
          </table:table-cell>
          <table:table-cell table:formula="of:=[.C43]*[.$H43]/100" office:value-type="float" office:value="2.6264" calcext:value-type="float">
            <text:p>2.6264</text:p>
          </table:table-cell>
          <table:table-cell table:formula="of:=[.D43]*[.$H43]/100" office:value-type="float" office:value="7.3451" calcext:value-type="float">
            <text:p>7.3451</text:p>
          </table:table-cell>
          <table:table-cell table:formula="of:=[.E43]*[.$H43]/100" office:value-type="float" office:value="0.0147" calcext:value-type="float">
            <text:p>0.0147</text:p>
          </table:table-cell>
          <table:table-cell table:formula="of:=[.F43]*[.$H43]/100" office:value-type="float" office:value="0" calcext:value-type="float">
            <text:p>0</text:p>
          </table:table-cell>
          <table:table-cell table:formula="of:=[.G43]*[.$H43]/100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20.92" calcext:value-type="float">
            <text:p>20.92</text:p>
          </table:table-cell>
          <table:table-cell table:style-name="ce2" office:value-type="float" office:value="0.97" calcext:value-type="float">
            <text:p>0.9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80" calcext:value-type="float">
            <text:p>580</text:p>
          </table:table-cell>
          <table:table-cell table:formula="of:=[.B44]*[.$H44]/100" office:value-type="float" office:value="0.0432" calcext:value-type="float">
            <text:p>0.0432</text:p>
          </table:table-cell>
          <table:table-cell table:formula="of:=[.C44]*[.$H44]/100" office:value-type="float" office:value="10.0416" calcext:value-type="float">
            <text:p>10.0416</text:p>
          </table:table-cell>
          <table:table-cell table:formula="of:=[.D44]*[.$H44]/100" office:value-type="float" office:value="0.4656" calcext:value-type="float">
            <text:p>0.4656</text:p>
          </table:table-cell>
          <table:table-cell table:formula="of:=[.E44]*[.$H44]/100" office:value-type="float" office:value="0" calcext:value-type="float">
            <text:p>0</text:p>
          </table:table-cell>
          <table:table-cell table:formula="of:=[.F44]*[.$H44]/100" office:value-type="float" office:value="0" calcext:value-type="float">
            <text:p>0</text:p>
          </table:table-cell>
          <table:table-cell table:formula="of:=[.G44]*[.$H44]/100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60.72" calcext:value-type="float">
            <text:p>60.72</text:p>
          </table:table-cell>
          <table:table-cell table:style-name="ce2" office:value-type="float" office:value="0.06" calcext:value-type="float">
            <text:p>0.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570" calcext:value-type="float">
            <text:p>570</text:p>
          </table:table-cell>
          <table:table-cell table:formula="of:=[.B45]*[.$H45]/100" office:value-type="float" office:value="0.0282" calcext:value-type="float">
            <text:p>0.0282</text:p>
          </table:table-cell>
          <table:table-cell table:formula="of:=[.C45]*[.$H45]/100" office:value-type="float" office:value="28.5384" calcext:value-type="float">
            <text:p>28.5384</text:p>
          </table:table-cell>
          <table:table-cell table:formula="of:=[.D45]*[.$H45]/100" office:value-type="float" office:value="0.0282" calcext:value-type="float">
            <text:p>0.0282</text:p>
          </table:table-cell>
          <table:table-cell table:formula="of:=[.E45]*[.$H45]/100" office:value-type="float" office:value="0" calcext:value-type="float">
            <text:p>0</text:p>
          </table:table-cell>
          <table:table-cell table:formula="of:=[.F45]*[.$H45]/100" office:value-type="float" office:value="0" calcext:value-type="float">
            <text:p>0</text:p>
          </table:table-cell>
          <table:table-cell table:formula="of:=[.G45]*[.$H45]/100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87.67" calcext:value-type="float">
            <text:p>87.67</text:p>
          </table:table-cell>
          <table:table-cell table:style-name="ce2" office:value-type="float" office:value="0.02" calcext:value-type="float">
            <text:p>0.0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office:value-type="float" office:value="46.5" calcext:value-type="float">
            <text:p>46.5</text:p>
          </table:table-cell>
          <table:table-cell/>
          <table:table-cell office:value-type="float" office:value="560" calcext:value-type="float">
            <text:p>560</text:p>
          </table:table-cell>
          <table:table-cell table:formula="of:=[.B46]*[.$H46]/100" office:value-type="float" office:value="0.0372" calcext:value-type="float">
            <text:p>0.0372</text:p>
          </table:table-cell>
          <table:table-cell table:formula="of:=[.C46]*[.$H46]/100" office:value-type="float" office:value="40.76655" calcext:value-type="float">
            <text:p>40.76655</text:p>
          </table:table-cell>
          <table:table-cell table:formula="of:=[.D46]*[.$H46]/100" office:value-type="float" office:value="0.0093" calcext:value-type="float">
            <text:p>0.0093</text:p>
          </table:table-cell>
          <table:table-cell table:formula="of:=[.E46]*[.$H46]/100" office:value-type="float" office:value="0" calcext:value-type="float">
            <text:p>0</text:p>
          </table:table-cell>
          <table:table-cell table:formula="of:=[.F46]*[.$H46]/100" office:value-type="float" office:value="0" calcext:value-type="float">
            <text:p>0</text:p>
          </table:table-cell>
          <table:table-cell table:formula="of:=[.G46]*[.$H46]/100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96.41" calcext:value-type="float">
            <text:p>96.41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[.B47]*[.$H47]/100" office:value-type="float" office:value="0.0463" calcext:value-type="float">
            <text:p>0.0463</text:p>
          </table:table-cell>
          <table:table-cell table:formula="of:=[.C47]*[.$H47]/100" office:value-type="float" office:value="44.63783" calcext:value-type="float">
            <text:p>44.63783</text:p>
          </table:table-cell>
          <table:table-cell table:formula="of:=[.D47]*[.$H47]/100" office:value-type="float" office:value="0.00463" calcext:value-type="float">
            <text:p>0.00463</text:p>
          </table:table-cell>
          <table:table-cell table:formula="of:=[.E47]*[.$H47]/100" office:value-type="float" office:value="0" calcext:value-type="float">
            <text:p>0</text:p>
          </table:table-cell>
          <table:table-cell table:formula="of:=[.F47]*[.$H47]/100" office:value-type="float" office:value="0" calcext:value-type="float">
            <text:p>0</text:p>
          </table:table-cell>
          <table:table-cell table:formula="of:=[.G47]*[.$H47]/100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93.27" calcext:value-type="float">
            <text:p>93.2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540" calcext:value-type="float">
            <text:p>540</text:p>
          </table:table-cell>
          <table:table-cell table:formula="of:=[.B48]*[.$H48]/100" office:value-type="float" office:value="0.094" calcext:value-type="float">
            <text:p>0.094</text:p>
          </table:table-cell>
          <table:table-cell table:formula="of:=[.C48]*[.$H48]/100" office:value-type="float" office:value="43.8369" calcext:value-type="float">
            <text:p>43.8369</text:p>
          </table:table-cell>
          <table:table-cell table:formula="of:=[.D48]*[.$H48]/100" office:value-type="float" office:value="0" calcext:value-type="float">
            <text:p>0</text:p>
          </table:table-cell>
          <table:table-cell table:formula="of:=[.E48]*[.$H48]/100" office:value-type="float" office:value="0" calcext:value-type="float">
            <text:p>0</text:p>
          </table:table-cell>
          <table:table-cell table:formula="of:=[.F48]*[.$H48]/100" office:value-type="float" office:value="0" calcext:value-type="float">
            <text:p>0</text:p>
          </table:table-cell>
          <table:table-cell table:formula="of:=[.G48]*[.$H48]/100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94.29" calcext:value-type="float">
            <text:p>94.2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office:value-type="float" office:value="47.5" calcext:value-type="float">
            <text:p>47.5</text:p>
          </table:table-cell>
          <table:table-cell/>
          <table:table-cell office:value-type="float" office:value="530" calcext:value-type="float">
            <text:p>530</text:p>
          </table:table-cell>
          <table:table-cell table:formula="of:=[.B49]*[.$H49]/100" office:value-type="float" office:value="0.209" calcext:value-type="float">
            <text:p>0.209</text:p>
          </table:table-cell>
          <table:table-cell table:formula="of:=[.C49]*[.$H49]/100" office:value-type="float" office:value="44.78775" calcext:value-type="float">
            <text:p>44.78775</text:p>
          </table:table-cell>
          <table:table-cell table:formula="of:=[.D49]*[.$H49]/100" office:value-type="float" office:value="0" calcext:value-type="float">
            <text:p>0</text:p>
          </table:table-cell>
          <table:table-cell table:formula="of:=[.E49]*[.$H49]/100" office:value-type="float" office:value="0" calcext:value-type="float">
            <text:p>0</text:p>
          </table:table-cell>
          <table:table-cell table:formula="of:=[.F49]*[.$H49]/100" office:value-type="float" office:value="0" calcext:value-type="float">
            <text:p>0</text:p>
          </table:table-cell>
          <table:table-cell table:formula="of:=[.G49]*[.$H49]/100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1.09" calcext:value-type="float">
            <text:p>1.09</text:p>
          </table:table-cell>
          <table:table-cell table:style-name="ce1" office:value-type="float" office:value="95.28" calcext:value-type="float">
            <text:p>95.2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office:value-type="float" office:value="47.8" calcext:value-type="float">
            <text:p>47.8</text:p>
          </table:table-cell>
          <table:table-cell/>
          <table:table-cell office:value-type="float" office:value="520" calcext:value-type="float">
            <text:p>520</text:p>
          </table:table-cell>
          <table:table-cell table:formula="of:=[.B50]*[.$H50]/100" office:value-type="float" office:value="0.52102" calcext:value-type="float">
            <text:p>0.52102</text:p>
          </table:table-cell>
          <table:table-cell table:formula="of:=[.C50]*[.$H50]/100" office:value-type="float" office:value="45.54384" calcext:value-type="float">
            <text:p>45.54384</text:p>
          </table:table-cell>
          <table:table-cell table:formula="of:=[.D50]*[.$H50]/100" office:value-type="float" office:value="0" calcext:value-type="float">
            <text:p>0</text:p>
          </table:table-cell>
          <table:table-cell table:formula="of:=[.E50]*[.$H50]/100" office:value-type="float" office:value="0" calcext:value-type="float">
            <text:p>0</text:p>
          </table:table-cell>
          <table:table-cell table:formula="of:=[.F50]*[.$H50]/100" office:value-type="float" office:value="0" calcext:value-type="float">
            <text:p>0</text:p>
          </table:table-cell>
          <table:table-cell table:formula="of:=[.G50]*[.$H50]/100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9.28" calcext:value-type="float">
            <text:p>9.28</text:p>
          </table:table-cell>
          <table:table-cell table:style-name="ce1" office:value-type="float" office:value="85.37" calcext:value-type="float">
            <text:p>85.3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[.B51]*[.$H51]/100" office:value-type="float" office:value="4.4544" calcext:value-type="float">
            <text:p>4.4544</text:p>
          </table:table-cell>
          <table:table-cell table:formula="of:=[.C51]*[.$H51]/100" office:value-type="float" office:value="40.9776" calcext:value-type="float">
            <text:p>40.9776</text:p>
          </table:table-cell>
          <table:table-cell table:formula="of:=[.D51]*[.$H51]/100" office:value-type="float" office:value="0" calcext:value-type="float">
            <text:p>0</text:p>
          </table:table-cell>
          <table:table-cell table:formula="of:=[.E51]*[.$H51]/100" office:value-type="float" office:value="0" calcext:value-type="float">
            <text:p>0</text:p>
          </table:table-cell>
          <table:table-cell table:formula="of:=[.F51]*[.$H51]/100" office:value-type="float" office:value="0" calcext:value-type="float">
            <text:p>0</text:p>
          </table:table-cell>
          <table:table-cell table:formula="of:=[.G51]*[.$H51]/100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47.75" calcext:value-type="float">
            <text:p>47.75</text:p>
          </table:table-cell>
          <table:table-cell table:style-name="ce1" office:value-type="float" office:value="78.03" calcext:value-type="float">
            <text:p>78.0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office:value-type="float" office:value="47.8" calcext:value-type="float">
            <text:p>47.8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B52]*[.$H52]/100" office:value-type="float" office:value="22.8245" calcext:value-type="float">
            <text:p>22.8245</text:p>
          </table:table-cell>
          <table:table-cell table:formula="of:=[.C52]*[.$H52]/100" office:value-type="float" office:value="37.29834" calcext:value-type="float">
            <text:p>37.29834</text:p>
          </table:table-cell>
          <table:table-cell table:formula="of:=[.D52]*[.$H52]/100" office:value-type="float" office:value="0" calcext:value-type="float">
            <text:p>0</text:p>
          </table:table-cell>
          <table:table-cell table:formula="of:=[.E52]*[.$H52]/100" office:value-type="float" office:value="0" calcext:value-type="float">
            <text:p>0</text:p>
          </table:table-cell>
          <table:table-cell table:formula="of:=[.F52]*[.$H52]/100" office:value-type="float" office:value="0" calcext:value-type="float">
            <text:p>0</text:p>
          </table:table-cell>
          <table:table-cell table:formula="of:=[.G52]*[.$H52]/100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89.01" calcext:value-type="float">
            <text:p>89.01</text:p>
          </table:table-cell>
          <table:table-cell table:style-name="ce1" office:value-type="float" office:value="49.21" calcext:value-type="float">
            <text:p>49.2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office:value-type="float" office:value="46.5" calcext:value-type="float">
            <text:p>46.5</text:p>
          </table:table-cell>
          <table:table-cell/>
          <table:table-cell office:value-type="float" office:value="490" calcext:value-type="float">
            <text:p>490</text:p>
          </table:table-cell>
          <table:table-cell table:formula="of:=[.B53]*[.$H53]/100" office:value-type="float" office:value="41.38965" calcext:value-type="float">
            <text:p>41.38965</text:p>
          </table:table-cell>
          <table:table-cell table:formula="of:=[.C53]*[.$H53]/100" office:value-type="float" office:value="22.88265" calcext:value-type="float">
            <text:p>22.88265</text:p>
          </table:table-cell>
          <table:table-cell table:formula="of:=[.D53]*[.$H53]/100" office:value-type="float" office:value="0" calcext:value-type="float">
            <text:p>0</text:p>
          </table:table-cell>
          <table:table-cell table:formula="of:=[.E53]*[.$H53]/100" office:value-type="float" office:value="0" calcext:value-type="float">
            <text:p>0</text:p>
          </table:table-cell>
          <table:table-cell table:formula="of:=[.F53]*[.$H53]/100" office:value-type="float" office:value="0" calcext:value-type="float">
            <text:p>0</text:p>
          </table:table-cell>
          <table:table-cell table:formula="of:=[.G53]*[.$H53]/100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88.66" calcext:value-type="float">
            <text:p>88.66</text:p>
          </table:table-cell>
          <table:table-cell table:style-name="ce1" office:value-type="float" office:value="10.49" calcext:value-type="float">
            <text:p>10.4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80" calcext:value-type="float">
            <text:p>480</text:p>
          </table:table-cell>
          <table:table-cell table:formula="of:=[.B54]*[.$H54]/100" office:value-type="float" office:value="40.7836" calcext:value-type="float">
            <text:p>40.7836</text:p>
          </table:table-cell>
          <table:table-cell table:formula="of:=[.C54]*[.$H54]/100" office:value-type="float" office:value="4.8254" calcext:value-type="float">
            <text:p>4.8254</text:p>
          </table:table-cell>
          <table:table-cell table:formula="of:=[.D54]*[.$H54]/100" office:value-type="float" office:value="0" calcext:value-type="float">
            <text:p>0</text:p>
          </table:table-cell>
          <table:table-cell table:formula="of:=[.E54]*[.$H54]/100" office:value-type="float" office:value="0" calcext:value-type="float">
            <text:p>0</text:p>
          </table:table-cell>
          <table:table-cell table:formula="of:=[.F54]*[.$H54]/100" office:value-type="float" office:value="0" calcext:value-type="float">
            <text:p>0</text:p>
          </table:table-cell>
          <table:table-cell table:formula="of:=[.G54]*[.$H54]/100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90.52" calcext:value-type="float">
            <text:p>90.52</text:p>
          </table:table-cell>
          <table:table-cell table:style-name="ce1" office:value-type="float" office:value="1.32" calcext:value-type="float">
            <text:p>1.3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[.B55]*[.$H55]/100" office:value-type="float" office:value="41.6392" calcext:value-type="float">
            <text:p>41.6392</text:p>
          </table:table-cell>
          <table:table-cell table:formula="of:=[.C55]*[.$H55]/100" office:value-type="float" office:value="0.6072" calcext:value-type="float">
            <text:p>0.6072</text:p>
          </table:table-cell>
          <table:table-cell table:formula="of:=[.D55]*[.$H55]/100" office:value-type="float" office:value="0" calcext:value-type="float">
            <text:p>0</text:p>
          </table:table-cell>
          <table:table-cell table:formula="of:=[.E55]*[.$H55]/100" office:value-type="float" office:value="0" calcext:value-type="float">
            <text:p>0</text:p>
          </table:table-cell>
          <table:table-cell table:formula="of:=[.F55]*[.$H55]/100" office:value-type="float" office:value="0" calcext:value-type="float">
            <text:p>0</text:p>
          </table:table-cell>
          <table:table-cell table:formula="of:=[.G55]*[.$H55]/100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90.09" calcext:value-type="float">
            <text:p>90.09</text:p>
          </table:table-cell>
          <table:table-cell table:style-name="ce1" office:value-type="float" office:value="0.23" calcext:value-type="float">
            <text:p>0.2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[.B56]*[.$H56]/100" office:value-type="float" office:value="40.5405" calcext:value-type="float">
            <text:p>40.5405</text:p>
          </table:table-cell>
          <table:table-cell table:formula="of:=[.C56]*[.$H56]/100" office:value-type="float" office:value="0.1035" calcext:value-type="float">
            <text:p>0.1035</text:p>
          </table:table-cell>
          <table:table-cell table:formula="of:=[.D56]*[.$H56]/100" office:value-type="float" office:value="0" calcext:value-type="float">
            <text:p>0</text:p>
          </table:table-cell>
          <table:table-cell table:formula="of:=[.E56]*[.$H56]/100" office:value-type="float" office:value="0" calcext:value-type="float">
            <text:p>0</text:p>
          </table:table-cell>
          <table:table-cell table:formula="of:=[.F56]*[.$H56]/100" office:value-type="float" office:value="0" calcext:value-type="float">
            <text:p>0</text:p>
          </table:table-cell>
          <table:table-cell table:formula="of:=[.G56]*[.$H56]/100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92.03" calcext:value-type="float">
            <text:p>92.03</text:p>
          </table:table-cell>
          <table:table-cell table:style-name="ce1"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[.B57]*[.$H57]/100" office:value-type="float" office:value="40.4932" calcext:value-type="float">
            <text:p>40.4932</text:p>
          </table:table-cell>
          <table:table-cell table:formula="of:=[.C57]*[.$H57]/100" office:value-type="float" office:value="0.0308" calcext:value-type="float">
            <text:p>0.0308</text:p>
          </table:table-cell>
          <table:table-cell table:formula="of:=[.D57]*[.$H57]/100" office:value-type="float" office:value="0" calcext:value-type="float">
            <text:p>0</text:p>
          </table:table-cell>
          <table:table-cell table:formula="of:=[.E57]*[.$H57]/100" office:value-type="float" office:value="0" calcext:value-type="float">
            <text:p>0</text:p>
          </table:table-cell>
          <table:table-cell table:formula="of:=[.F57]*[.$H57]/100" office:value-type="float" office:value="0" calcext:value-type="float">
            <text:p>0</text:p>
          </table:table-cell>
          <table:table-cell table:formula="of:=[.G57]*[.$H57]/100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92.61" calcext:value-type="float">
            <text:p>92.61</text:p>
          </table:table-cell>
          <table:table-cell table:style-name="ce1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40" calcext:value-type="float">
            <text:p>440</text:p>
          </table:table-cell>
          <table:table-cell table:formula="of:=[.B58]*[.$H58]/100" office:value-type="float" office:value="38.8962" calcext:value-type="float">
            <text:p>38.8962</text:p>
          </table:table-cell>
          <table:table-cell table:formula="of:=[.C58]*[.$H58]/100" office:value-type="float" office:value="0.0168" calcext:value-type="float">
            <text:p>0.0168</text:p>
          </table:table-cell>
          <table:table-cell table:formula="of:=[.D58]*[.$H58]/100" office:value-type="float" office:value="0" calcext:value-type="float">
            <text:p>0</text:p>
          </table:table-cell>
          <table:table-cell table:formula="of:=[.E58]*[.$H58]/100" office:value-type="float" office:value="0" calcext:value-type="float">
            <text:p>0</text:p>
          </table:table-cell>
          <table:table-cell table:formula="of:=[.F58]*[.$H58]/100" office:value-type="float" office:value="0" calcext:value-type="float">
            <text:p>0</text:p>
          </table:table-cell>
          <table:table-cell table:formula="of:=[.G58]*[.$H58]/100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91.87" calcext:value-type="float">
            <text:p>91.87</text:p>
          </table:table-cell>
          <table:table-cell table:style-name="ce1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sum</text:p>
          </table:table-cell>
          <table:table-cell table:style-name="ce4" table:formula="of:=SUM([.K2:.K58])" office:value-type="float" office:value="277.61902" calcext:value-type="float">
            <text:p>277.61902</text:p>
          </table:table-cell>
          <table:table-cell table:style-name="ce4" table:formula="of:=SUM([.L2:.L58])" office:value-type="float" office:value="371.36988" calcext:value-type="float">
            <text:p>371.36988</text:p>
          </table:table-cell>
          <table:table-cell table:style-name="ce4" table:formula="of:=SUM([.M2:.M58])" office:value-type="float" office:value="327.14006" calcext:value-type="float">
            <text:p>327.14006</text:p>
          </table:table-cell>
          <table:table-cell table:style-name="ce4" table:formula="of:=SUM([.N2:.N58])" office:value-type="float" office:value="303.07007" calcext:value-type="float">
            <text:p>303.07007</text:p>
          </table:table-cell>
          <table:table-cell table:style-name="ce4" table:formula="of:=SUM([.O2:.O58])" office:value-type="float" office:value="664.65158" calcext:value-type="float">
            <text:p>664.65158</text:p>
          </table:table-cell>
          <table:table-cell table:style-name="ce4" table:formula="of:=SUM([.P2:.P58])" office:value-type="float" office:value="433.61818" calcext:value-type="float">
            <text:p>433.61818</text:p>
          </table:table-cell>
          <table:table-cell/>
        </table:table-row>
        <table:table-row table:style-name="ro1"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coef_area</text:p>
          </table:table-cell>
          <table:table-cell table:style-name="ce4" table:formula="of:=[.$P$59]/[.K59]" office:value-type="float" office:value="1.56191812794383" calcext:value-type="float">
            <text:p>1.5619181279</text:p>
          </table:table-cell>
          <table:table-cell table:style-name="ce4" table:formula="of:=[.$P$59]/[.L59]" office:value-type="float" office:value="1.16761806315579" calcext:value-type="float">
            <text:p>1.1676180632</text:p>
          </table:table-cell>
          <table:table-cell table:style-name="ce4" table:formula="of:=[.$P$59]/[.M59]" office:value-type="float" office:value="1.32548175237236" calcext:value-type="float">
            <text:p>1.3254817524</text:p>
          </table:table-cell>
          <table:table-cell table:style-name="ce4" table:formula="of:=[.$P$59]/[.N59]" office:value-type="float" office:value="1.43075223495345" calcext:value-type="float">
            <text:p>1.430752235</text:p>
          </table:table-cell>
          <table:table-cell table:style-name="ce4"/>
          <table:table-cell table:style-name="ce4" table:formula="of:=[.$P$59]/[.P59]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3.65" calcext:value-type="float">
            <text:p>3.6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/>
          <table:table-cell table:style-name="ce5" office:value-type="string" calcext:value-type="string">
            <text:p>max</text:p>
          </table:table-cell>
          <table:table-cell table:style-name="ce5" table:formula="of:=MAX([.K2:.K58])" office:value-type="float" office:value="41.6392" calcext:value-type="float">
            <text:p>41.6392</text:p>
          </table:table-cell>
          <table:table-cell table:style-name="ce5" table:formula="of:=MAX([.L2:.L58])" office:value-type="float" office:value="45.54384" calcext:value-type="float">
            <text:p>45.54384</text:p>
          </table:table-cell>
          <table:table-cell table:style-name="ce5" table:formula="of:=MAX([.M2:.M58])" office:value-type="float" office:value="49.3119" calcext:value-type="float">
            <text:p>49.3119</text:p>
          </table:table-cell>
          <table:table-cell table:style-name="ce5" table:formula="of:=MAX([.N2:.N58])" office:value-type="float" office:value="48.125" calcext:value-type="float">
            <text:p>48.125</text:p>
          </table:table-cell>
          <table:table-cell table:style-name="ce5" table:formula="of:=MAX([.O2:.O58])" office:value-type="float" office:value="39.446" calcext:value-type="float">
            <text:p>39.446</text:p>
          </table:table-cell>
          <table:table-cell table:style-name="ce5" table:formula="of:=MAX([.P2:.P58])" office:value-type="float" office:value="31.0114" calcext:value-type="float">
            <text:p>31.0114</text:p>
          </table:table-cell>
          <table:table-cell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/>
          <table:table-cell table:style-name="ce5" office:value-type="string" calcext:value-type="string">
            <text:p>coef_max</text:p>
          </table:table-cell>
          <table:table-cell table:style-name="ce5" table:formula="of:=[.$N$61]/[.K61]" office:value-type="float" office:value="1.15576187823013" calcext:value-type="float">
            <text:p>1.1557618782</text:p>
          </table:table-cell>
          <table:table-cell table:style-name="ce5" table:formula="of:=[.$N$61]/[.L61]" office:value-type="float" office:value="1.05667418469765" calcext:value-type="float">
            <text:p>1.0566741847</text:p>
          </table:table-cell>
          <table:table-cell table:style-name="ce5" table:formula="of:=[.$N$61]/[.M61]" office:value-type="float" office:value="0.975930759106828" calcext:value-type="float">
            <text:p>0.9759307591</text:p>
          </table:table-cell>
          <table:table-cell table:style-name="ce5" table:formula="of:=[.$N$61]/[.N61]" office:value-type="float" office:value="1" calcext:value-type="float">
            <text:p>1</text:p>
          </table:table-cell>
          <table:table-cell table:style-name="ce5" table:formula="of:=[.$N$61]/[.O61]" office:value-type="float" office:value="1.22002230897936" calcext:value-type="float">
            <text:p>1.220022309</text:p>
          </table:table-cell>
          <table:table-cell table:style-name="ce5" table:formula="of:=[.$N$61]/[.P61]" office:value-type="float" office:value="1.55184867500339" calcext:value-type="float">
            <text:p>1.551848675</text:p>
          </table:table-cell>
          <table:table-cell/>
        </table:table-row>
        <table:table-row table:style-name="ro1">
          <table:table-cell table:style-name="ce1" office:value-type="float" office:value="390" calcext:value-type="float">
            <text:p>3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1" office:value-type="float" office:value="380" calcext:value-type="float">
            <text:p>3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1" office:value-type="float" office:value="360" calcext:value-type="float">
            <text:p>36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 table:number-rows-repeated="27">
          <table:table-cell table:number-columns-repeated="9"/>
          <table:table-cell table:style-name="Default"/>
          <table:table-cell table:number-columns-repeated="7"/>
        </table:table-row>
        <table:table-row table:style-name="ro1">
          <table:table-cell table:number-columns-repeated="8"/>
          <table:table-cell table:style-name="ce2" table:number-columns-repeated="2"/>
          <table:table-cell table:number-columns-repeated="2"/>
          <table:table-cell table:style-name="ce2"/>
          <table:table-cell table:number-columns-repeated="4"/>
        </table:table-row>
        <table:table-row table:style-name="ro1" table:number-rows-repeated="27">
          <table:table-cell table:number-columns-repeated="8"/>
          <table:table-cell table:style-name="ce2" table:number-columns-repeated="2"/>
          <table:table-cell/>
          <table:table-cell table:style-name="ce2" table:number-columns-repeated="2"/>
          <table:table-cell table:number-columns-repeated="4"/>
        </table:table-row>
        <table:table-row table:style-name="ro1" table:number-rows-repeated="9">
          <table:table-cell table:number-columns-repeated="8"/>
          <table:table-cell table:style-name="ce2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ce2" table:number-columns-repeated="2"/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9">00/00/0000</text:date>, <text:time style:data-style-name="N2" text:time-value="16:51:10.7116448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te </meta:initial-creator>
    <meta:creation-date>2014-07-24T15:44:14</meta:creation-date>
    <dc:date>2015-01-19T17:53:39.057938474</dc:date>
    <meta:editing-duration>PT34M49S</meta:editing-duration>
    <meta:editing-cycles>6</meta:editing-cycles>
    <meta:generator>LibreOffice/4.2.7.2$Linux_X86_64 LibreOffice_project/420m0$Build-2</meta:generator>
    <meta:document-statistic meta:table-count="3" meta:cell-count="9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968cm" svg:height="14.532cm" xlink:href=".." xlink:type="simple" chart:class="chart:scatter" chart:style-name="ch1">
        <chart:legend chart:legend-position="end" svg:x="23.634cm" svg:y="5.722cm" style:legend-expansion="high" chart:style-name="ch2"/>
        <chart:plot-area chart:style-name="ch3" table:cell-range-address="Sheet1.J2:Sheet1.L59 Sheet1.K1:Sheet1.P1 Sheet1.M2:Sheet1.M58 Sheet1.N2:Sheet1.P59" chart:data-source-has-labels="row" svg:x="0.559cm" svg:y="0.29cm" svg:width="22.516cm" svg:height="13.952cm">
          <chartooo:coordinate-region svg:x="1.18cm" svg:y="0.489cm" svg:width="21.523cm" svg:height="13.106cm"/>
          <chart:axis chart:dimension="x" chart:name="primary-x" chart:style-name="ch4">
            <chart:grid chart:style-name="ch5" chart:class="major"/>
            <chart:grid chart:style-name="ch5" chart:class="minor"/>
          </chart:axis>
          <chart:axis chart:dimension="x" chart:name="secondary-x" chart:style-name="ch6"/>
          <chart:axis chart:dimension="y" chart:name="primary-y" chart:style-name="ch4">
            <chart:grid chart:style-name="ch5" chart:class="major"/>
            <chart:grid chart:style-name="ch5" chart:class="minor"/>
          </chart:axis>
          <chart:axis chart:dimension="y" chart:name="secondary-y" chart:style-name="ch6"/>
          <chart:series chart:attached-axis="primary-y" chart:style-name="ch7" chart:values-cell-range-address="Sheet1.K2:Sheet1.K59" chart:label-cell-address="Sheet1.K1:Sheet1.K1" chart:class="chart:scatter">
            <chart:domain table:cell-range-address="Sheet1.J2:Sheet1.J59"/>
            <chart:data-point chart:repeated="58"/>
          </chart:series>
          <chart:series chart:attached-axis="primary-y" chart:style-name="ch8" chart:values-cell-range-address="Sheet1.L2:Sheet1.L59" chart:label-cell-address="Sheet1.L1:Sheet1.L1" chart:class="chart:scatter">
            <chart:data-point chart:repeated="58"/>
          </chart:series>
          <chart:series chart:attached-axis="primary-y" chart:style-name="ch9" chart:values-cell-range-address="Sheet1.M2:Sheet1.M58" chart:label-cell-address="Sheet1.M1:Sheet1.M1" chart:class="chart:scatter">
            <chart:domain table:cell-range-address="Sheet1.J2:Sheet1.J58"/>
            <chart:data-point chart:repeated="57"/>
          </chart:series>
          <chart:series chart:attached-axis="primary-y" chart:style-name="ch10" chart:values-cell-range-address="Sheet1.N2:Sheet1.N59" chart:label-cell-address="Sheet1.N1:Sheet1.N1" chart:class="chart:scatter">
            <chart:data-point chart:repeated="58"/>
          </chart:series>
          <chart:series chart:attached-axis="primary-y" chart:style-name="ch11" chart:values-cell-range-address="Sheet1.O2:Sheet1.O59" chart:label-cell-address="Sheet1.O1:Sheet1.O1" chart:class="chart:scatter">
            <chart:data-point chart:repeated="58"/>
          </chart:series>
          <chart:series chart:attached-axis="primary-y" chart:style-name="ch12" chart:values-cell-range-address="Sheet1.P2:Sheet1.P59" chart:label-cell-address="Sheet1.P1:Sheet1.P1" chart:class="chart:scatter">
            <chart:data-point chart:repeated="5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Trasmission BP70</text:p>
                <draw:g>
                  <svg:desc>Sheet1.K1:Sheet1.K1</svg:desc>
                </draw:g>
              </table:table-cell>
              <table:table-cell office:value-type="string">
                <text:p>Trasmission BP525</text:p>
                <draw:g>
                  <svg:desc>Sheet1.L1:Sheet1.L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Trasmission BP635</text:p>
                <draw:g>
                  <svg:desc>Sheet1.M1:Sheet1.M1</svg:desc>
                </draw:g>
              </table:table-cell>
              <table:table-cell office:value-type="string">
                <text:p>Trasmission BP660</text:p>
                <draw:g>
                  <svg:desc>Sheet1.N1:Sheet1.N1</svg:desc>
                </draw:g>
              </table:table-cell>
              <table:table-cell office:value-type="string">
                <text:p>Trasmission BP800</text:p>
                <draw:g>
                  <svg:desc>Sheet1.O1:Sheet1.O1</svg:desc>
                </draw:g>
              </table:table-cell>
              <table:table-cell office:value-type="string">
                <text:p>Trasmission BP850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J2:Sheet1.J59</svg:desc>
                </draw:g>
              </table:table-cell>
              <table:table-cell office:value-type="float" office:value="0.018">
                <text:p>0.018</text:p>
                <draw:g>
                  <svg:desc>Sheet1.K2:Sheet1.K59</svg:desc>
                </draw:g>
              </table:table-cell>
              <table:table-cell office:value-type="float" office:value="0.2652">
                <text:p>0.2652</text:p>
                <draw:g>
                  <svg:desc>Sheet1.L2:Sheet1.L59</svg:desc>
                </draw:g>
              </table:table-cell>
              <table:table-cell office:value-type="float" office:value="1000">
                <text:p>1000</text:p>
                <draw:g>
                  <svg:desc>Sheet1.J2:Sheet1.J58</svg:desc>
                </draw:g>
              </table:table-cell>
              <table:table-cell office:value-type="float" office:value="0.0816">
                <text:p>0.0816</text:p>
                <draw:g>
                  <svg:desc>Sheet1.M2:Sheet1.M58</svg:desc>
                </draw:g>
              </table:table-cell>
              <table:table-cell office:value-type="float" office:value="0.099">
                <text:p>0.099</text:p>
                <draw:g>
                  <svg:desc>Sheet1.N2:Sheet1.N59</svg:desc>
                </draw:g>
              </table:table-cell>
              <table:table-cell office:value-type="float" office:value="3.9084">
                <text:p>3.9084</text:p>
                <draw:g>
                  <svg:desc>Sheet1.O2:Sheet1.O59</svg:desc>
                </draw:g>
              </table:table-cell>
              <table:table-cell office:value-type="float" office:value="3.3882">
                <text:p>3.3882</text:p>
                <draw:g>
                  <svg:desc>Sheet1.P2:Sheet1.P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0">
                <text:p>990</text:p>
              </table:table-cell>
              <table:table-cell office:value-type="float" office:value="0.0686">
                <text:p>0.0686</text:p>
              </table:table-cell>
              <table:table-cell office:value-type="float" office:value="0.1071">
                <text:p>0.1071</text:p>
              </table:table-cell>
              <table:table-cell office:value-type="float" office:value="990">
                <text:p>990</text:p>
              </table:table-cell>
              <table:table-cell office:value-type="float" office:value="0.1022">
                <text:p>0.1022</text:p>
              </table:table-cell>
              <table:table-cell office:value-type="float" office:value="0.0462">
                <text:p>0.0462</text:p>
              </table:table-cell>
              <table:table-cell office:value-type="float" office:value="4.8167">
                <text:p>4.8167</text:p>
              </table:table-cell>
              <table:table-cell office:value-type="float" office:value="4.4751">
                <text:p>4.47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0">
                <text:p>980</text:p>
              </table:table-cell>
              <table:table-cell office:value-type="float" office:value="0.19125">
                <text:p>0.19125</text:p>
              </table:table-cell>
              <table:table-cell office:value-type="float" office:value="0.03675">
                <text:p>0.03675</text:p>
              </table:table-cell>
              <table:table-cell office:value-type="float" office:value="980">
                <text:p>980</text:p>
              </table:table-cell>
              <table:table-cell office:value-type="float" office:value="0.0825">
                <text:p>0.0825</text:p>
              </table:table-cell>
              <table:table-cell office:value-type="float" office:value="0.024">
                <text:p>0.024</text:p>
              </table:table-cell>
              <table:table-cell office:value-type="float" office:value="5.412">
                <text:p>5.412</text:p>
              </table:table-cell>
              <table:table-cell office:value-type="float" office:value="5.382">
                <text:p>5.3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70">
                <text:p>970</text:p>
              </table:table-cell>
              <table:table-cell office:value-type="float" office:value="0.0765">
                <text:p>0.0765</text:p>
              </table:table-cell>
              <table:table-cell office:value-type="float" office:value="0.0189">
                <text:p>0.0189</text:p>
              </table:table-cell>
              <table:table-cell office:value-type="float" office:value="970">
                <text:p>970</text:p>
              </table:table-cell>
              <table:table-cell office:value-type="float" office:value="0.0522">
                <text:p>0.0522</text:p>
              </table:table-cell>
              <table:table-cell office:value-type="float" office:value="0.0153">
                <text:p>0.0153</text:p>
              </table:table-cell>
              <table:table-cell office:value-type="float" office:value="6.7662">
                <text:p>6.7662</text:p>
              </table:table-cell>
              <table:table-cell office:value-type="float" office:value="7.1451">
                <text:p>7.14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60">
                <text:p>960</text:p>
              </table:table-cell>
              <table:table-cell office:value-type="float" office:value="0.048">
                <text:p>0.048</text:p>
              </table:table-cell>
              <table:table-cell office:value-type="float" office:value="0.0132">
                <text:p>0.0132</text:p>
              </table:table-cell>
              <table:table-cell office:value-type="float" office:value="960">
                <text:p>960</text:p>
              </table:table-cell>
              <table:table-cell office:value-type="float" office:value="0.0348">
                <text:p>0.0348</text:p>
              </table:table-cell>
              <table:table-cell office:value-type="float" office:value="0.018">
                <text:p>0.018</text:p>
              </table:table-cell>
              <table:table-cell office:value-type="float" office:value="9.342">
                <text:p>9.342</text:p>
              </table:table-cell>
              <table:table-cell office:value-type="float" office:value="10.3392">
                <text:p>10.3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0">
                <text:p>950</text:p>
              </table:table-cell>
              <table:table-cell office:value-type="float" office:value="0.04">
                <text:p>0.04</text:p>
              </table:table-cell>
              <table:table-cell office:value-type="float" office:value="0.0075">
                <text:p>0.0075</text:p>
              </table:table-cell>
              <table:table-cell office:value-type="float" office:value="950">
                <text:p>950</text:p>
              </table:table-cell>
              <table:table-cell office:value-type="float" office:value="0.025">
                <text:p>0.025</text:p>
              </table:table-cell>
              <table:table-cell office:value-type="float" office:value="0.01875">
                <text:p>0.01875</text:p>
              </table:table-cell>
              <table:table-cell office:value-type="float" office:value="10.02">
                <text:p>10.02</text:p>
              </table:table-cell>
              <table:table-cell office:value-type="float" office:value="11.46625">
                <text:p>11.46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40">
                <text:p>940</text:p>
              </table:table-cell>
              <table:table-cell office:value-type="float" office:value="0.0567">
                <text:p>0.0567</text:p>
              </table:table-cell>
              <table:table-cell office:value-type="float" office:value="0">
                <text:p>0</text:p>
              </table:table-cell>
              <table:table-cell office:value-type="float" office:value="940">
                <text:p>940</text:p>
              </table:table-cell>
              <table:table-cell office:value-type="float" office:value="0.0216">
                <text:p>0.0216</text:p>
              </table:table-cell>
              <table:table-cell office:value-type="float" office:value="0.02295">
                <text:p>0.02295</text:p>
              </table:table-cell>
              <table:table-cell office:value-type="float" office:value="11.1132">
                <text:p>11.1132</text:p>
              </table:table-cell>
              <table:table-cell office:value-type="float" office:value="12.906">
                <text:p>12.9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30">
                <text:p>930</text:p>
              </table:table-cell>
              <table:table-cell office:value-type="float" office:value="0.1536">
                <text:p>0.1536</text:p>
              </table:table-cell>
              <table:table-cell office:value-type="float" office:value="0.0048">
                <text:p>0.0048</text:p>
              </table:table-cell>
              <table:table-cell office:value-type="float" office:value="930">
                <text:p>930</text:p>
              </table:table-cell>
              <table:table-cell office:value-type="float" office:value="0.1088">
                <text:p>0.1088</text:p>
              </table:table-cell>
              <table:table-cell office:value-type="float" office:value="0.0352">
                <text:p>0.0352</text:p>
              </table:table-cell>
              <table:table-cell office:value-type="float" office:value="13.4496">
                <text:p>13.4496</text:p>
              </table:table-cell>
              <table:table-cell office:value-type="float" office:value="15.6944">
                <text:p>15.69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20">
                <text:p>920</text:p>
              </table:table-cell>
              <table:table-cell office:value-type="float" office:value="0.5695">
                <text:p>0.5695</text:p>
              </table:table-cell>
              <table:table-cell office:value-type="float" office:value="0">
                <text:p>0</text:p>
              </table:table-cell>
              <table:table-cell office:value-type="float" office:value="920">
                <text:p>920</text:p>
              </table:table-cell>
              <table:table-cell office:value-type="float" office:value="0.0374">
                <text:p>0.0374</text:p>
              </table:table-cell>
              <table:table-cell office:value-type="float" office:value="0.0748">
                <text:p>0.0748</text:p>
              </table:table-cell>
              <table:table-cell office:value-type="float" office:value="14.5656">
                <text:p>14.5656</text:p>
              </table:table-cell>
              <table:table-cell office:value-type="float" office:value="16.8963">
                <text:p>16.89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0">
                <text:p>910</text:p>
              </table:table-cell>
              <table:table-cell office:value-type="float" office:value="0.3135">
                <text:p>0.3135</text:p>
              </table:table-cell>
              <table:table-cell office:value-type="float" office:value="0.0095">
                <text:p>0.0095</text:p>
              </table:table-cell>
              <table:table-cell office:value-type="float" office:value="910">
                <text:p>910</text:p>
              </table:table-cell>
              <table:table-cell office:value-type="float" office:value="0.133">
                <text:p>0.133</text:p>
              </table:table-cell>
              <table:table-cell office:value-type="float" office:value="0.3705">
                <text:p>0.3705</text:p>
              </table:table-cell>
              <table:table-cell office:value-type="float" office:value="16.5414">
                <text:p>16.5414</text:p>
              </table:table-cell>
              <table:table-cell office:value-type="float" office:value="18.9145">
                <text:p>18.91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">
                <text:p>900</text:p>
              </table:table-cell>
              <table:table-cell office:value-type="float" office:value="0.13">
                <text:p>0.13</text:p>
              </table:table-cell>
              <table:table-cell office:value-type="float" office:value="0.018">
                <text:p>0.018</text:p>
              </table:table-cell>
              <table:table-cell office:value-type="float" office:value="900">
                <text:p>900</text:p>
              </table:table-cell>
              <table:table-cell office:value-type="float" office:value="0.174">
                <text:p>0.174</text:p>
              </table:table-cell>
              <table:table-cell office:value-type="float" office:value="0.42">
                <text:p>0.42</text:p>
              </table:table-cell>
              <table:table-cell office:value-type="float" office:value="17.656">
                <text:p>17.656</text:p>
              </table:table-cell>
              <table:table-cell office:value-type="float" office:value="19.952">
                <text:p>19.9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90">
                <text:p>890</text:p>
              </table:table-cell>
              <table:table-cell office:value-type="float" office:value="0.1122">
                <text:p>0.1122</text:p>
              </table:table-cell>
              <table:table-cell office:value-type="float" office:value="0.0066">
                <text:p>0.0066</text:p>
              </table:table-cell>
              <table:table-cell office:value-type="float" office:value="890">
                <text:p>890</text:p>
              </table:table-cell>
              <table:table-cell office:value-type="float" office:value="0.6424">
                <text:p>0.6424</text:p>
              </table:table-cell>
              <table:table-cell office:value-type="float" office:value="0.1364">
                <text:p>0.1364</text:p>
              </table:table-cell>
              <table:table-cell office:value-type="float" office:value="19.6878">
                <text:p>19.6878</text:p>
              </table:table-cell>
              <table:table-cell office:value-type="float" office:value="21.989">
                <text:p>21.9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80">
                <text:p>880</text:p>
              </table:table-cell>
              <table:table-cell office:value-type="float" office:value="0.1608">
                <text:p>0.1608</text:p>
              </table:table-cell>
              <table:table-cell office:value-type="float" office:value="0.0048">
                <text:p>0.0048</text:p>
              </table:table-cell>
              <table:table-cell office:value-type="float" office:value="880">
                <text:p>880</text:p>
              </table:table-cell>
              <table:table-cell office:value-type="float" office:value="0.3432">
                <text:p>0.3432</text:p>
              </table:table-cell>
              <table:table-cell office:value-type="float" office:value="0.0816">
                <text:p>0.0816</text:p>
              </table:table-cell>
              <table:table-cell office:value-type="float" office:value="21.6288">
                <text:p>21.6288</text:p>
              </table:table-cell>
              <table:table-cell office:value-type="float" office:value="23.9424">
                <text:p>23.94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70">
                <text:p>870</text:p>
              </table:table-cell>
              <table:table-cell office:value-type="float" office:value="0.3321">
                <text:p>0.3321</text:p>
              </table:table-cell>
              <table:table-cell office:value-type="float" office:value="0.0027">
                <text:p>0.0027</text:p>
              </table:table-cell>
              <table:table-cell office:value-type="float" office:value="870">
                <text:p>870</text:p>
              </table:table-cell>
              <table:table-cell office:value-type="float" office:value="0.1215">
                <text:p>0.1215</text:p>
              </table:table-cell>
              <table:table-cell office:value-type="float" office:value="0.0729">
                <text:p>0.0729</text:p>
              </table:table-cell>
              <table:table-cell office:value-type="float" office:value="24.5133">
                <text:p>24.5133</text:p>
              </table:table-cell>
              <table:table-cell office:value-type="float" office:value="26.8677">
                <text:p>26.86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60">
                <text:p>860</text:p>
              </table:table-cell>
              <table:table-cell office:value-type="float" office:value="0.4118">
                <text:p>0.4118</text:p>
              </table:table-cell>
              <table:table-cell office:value-type="float" office:value="0.0029">
                <text:p>0.0029</text:p>
              </table:table-cell>
              <table:table-cell office:value-type="float" office:value="860">
                <text:p>860</text:p>
              </table:table-cell>
              <table:table-cell office:value-type="float" office:value="0.0783">
                <text:p>0.0783</text:p>
              </table:table-cell>
              <table:table-cell office:value-type="float" office:value="0.0957">
                <text:p>0.0957</text:p>
              </table:table-cell>
              <table:table-cell office:value-type="float" office:value="26.5379">
                <text:p>26.5379</text:p>
              </table:table-cell>
              <table:table-cell office:value-type="float" office:value="28.5621">
                <text:p>28.56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0">
                <text:p>850</text:p>
              </table:table-cell>
              <table:table-cell office:value-type="float" office:value="0.234">
                <text:p>0.234</text:p>
              </table:table-cell>
              <table:table-cell office:value-type="float" office:value="0.003">
                <text:p>0.003</text:p>
              </table:table-cell>
              <table:table-cell office:value-type="float" office:value="850">
                <text:p>850</text:p>
              </table:table-cell>
              <table:table-cell office:value-type="float" office:value="0.078">
                <text:p>0.078</text:p>
              </table:table-cell>
              <table:table-cell office:value-type="float" office:value="0.186">
                <text:p>0.186</text:p>
              </table:table-cell>
              <table:table-cell office:value-type="float" office:value="27.516">
                <text:p>27.516</text:p>
              </table:table-cell>
              <table:table-cell office:value-type="float" office:value="29.313">
                <text:p>29.3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40">
                <text:p>840</text:p>
              </table:table-cell>
              <table:table-cell office:value-type="float" office:value="0.1856">
                <text:p>0.1856</text:p>
              </table:table-cell>
              <table:table-cell office:value-type="float" office:value="0">
                <text:p>0</text:p>
              </table:table-cell>
              <table:table-cell office:value-type="float" office:value="840">
                <text:p>840</text:p>
              </table:table-cell>
              <table:table-cell office:value-type="float" office:value="0.1184">
                <text:p>0.1184</text:p>
              </table:table-cell>
              <table:table-cell office:value-type="float" office:value="0.368">
                <text:p>0.368</text:p>
              </table:table-cell>
              <table:table-cell office:value-type="float" office:value="29.4624">
                <text:p>29.4624</text:p>
              </table:table-cell>
              <table:table-cell office:value-type="float" office:value="30.5504">
                <text:p>30.55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30">
                <text:p>830</text:p>
              </table:table-cell>
              <table:table-cell office:value-type="float" office:value="0.221">
                <text:p>0.221</text:p>
              </table:table-cell>
              <table:table-cell office:value-type="float" office:value="0.0034">
                <text:p>0.0034</text:p>
              </table:table-cell>
              <table:table-cell office:value-type="float" office:value="830">
                <text:p>830</text:p>
              </table:table-cell>
              <table:table-cell office:value-type="float" office:value="0.2482">
                <text:p>0.2482</text:p>
              </table:table-cell>
              <table:table-cell office:value-type="float" office:value="0.51">
                <text:p>0.51</text:p>
              </table:table-cell>
              <table:table-cell office:value-type="float" office:value="31.3854">
                <text:p>31.3854</text:p>
              </table:table-cell>
              <table:table-cell office:value-type="float" office:value="31.0114">
                <text:p>31.01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20">
                <text:p>820</text:p>
              </table:table-cell>
              <table:table-cell office:value-type="float" office:value="0.3745">
                <text:p>0.3745</text:p>
              </table:table-cell>
              <table:table-cell office:value-type="float" office:value="0.021">
                <text:p>0.021</text:p>
              </table:table-cell>
              <table:table-cell office:value-type="float" office:value="820">
                <text:p>820</text:p>
              </table:table-cell>
              <table:table-cell office:value-type="float" office:value="0.4795">
                <text:p>0.4795</text:p>
              </table:table-cell>
              <table:table-cell office:value-type="float" office:value="0.224">
                <text:p>0.224</text:p>
              </table:table-cell>
              <table:table-cell office:value-type="float" office:value="32.3295">
                <text:p>32.3295</text:p>
              </table:table-cell>
              <table:table-cell office:value-type="float" office:value="29.379">
                <text:p>29.3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10">
                <text:p>810</text:p>
              </table:table-cell>
              <table:table-cell office:value-type="float" office:value="0.71905">
                <text:p>0.71905</text:p>
              </table:table-cell>
              <table:table-cell office:value-type="float" office:value="0.06205">
                <text:p>0.06205</text:p>
              </table:table-cell>
              <table:table-cell office:value-type="float" office:value="810">
                <text:p>810</text:p>
              </table:table-cell>
              <table:table-cell office:value-type="float" office:value="0.37595">
                <text:p>0.37595</text:p>
              </table:table-cell>
              <table:table-cell office:value-type="float" office:value="0.13505">
                <text:p>0.13505</text:p>
              </table:table-cell>
              <table:table-cell office:value-type="float" office:value="33.7479">
                <text:p>33.7479</text:p>
              </table:table-cell>
              <table:table-cell office:value-type="float" office:value="26.5501">
                <text:p>26.55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">
                <text:p>800</text:p>
              </table:table-cell>
              <table:table-cell office:value-type="float" office:value="0.37044">
                <text:p>0.37044</text:p>
              </table:table-cell>
              <table:table-cell office:value-type="float" office:value="0.00756">
                <text:p>0.00756</text:p>
              </table:table-cell>
              <table:table-cell office:value-type="float" office:value="800">
                <text:p>800</text:p>
              </table:table-cell>
              <table:table-cell office:value-type="float" office:value="0.20412">
                <text:p>0.20412</text:p>
              </table:table-cell>
              <table:table-cell office:value-type="float" office:value="0.12474">
                <text:p>0.12474</text:p>
              </table:table-cell>
              <table:table-cell office:value-type="float" office:value="34.94988">
                <text:p>34.94988</text:p>
              </table:table-cell>
              <table:table-cell office:value-type="float" office:value="21.79548">
                <text:p>21.795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0">
                <text:p>790</text:p>
              </table:table-cell>
              <table:table-cell office:value-type="float" office:value="0.0897">
                <text:p>0.0897</text:p>
              </table:table-cell>
              <table:table-cell office:value-type="float" office:value="0.0039">
                <text:p>0.0039</text:p>
              </table:table-cell>
              <table:table-cell office:value-type="float" office:value="790">
                <text:p>790</text:p>
              </table:table-cell>
              <table:table-cell office:value-type="float" office:value="0.1599">
                <text:p>0.1599</text:p>
              </table:table-cell>
              <table:table-cell office:value-type="float" office:value="0.1911">
                <text:p>0.1911</text:p>
              </table:table-cell>
              <table:table-cell office:value-type="float" office:value="36.0399">
                <text:p>36.0399</text:p>
              </table:table-cell>
              <table:table-cell office:value-type="float" office:value="15.756">
                <text:p>15.7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0">
                <text:p>780</text:p>
              </table:table-cell>
              <table:table-cell office:value-type="float" office:value="0.0902">
                <text:p>0.0902</text:p>
              </table:table-cell>
              <table:table-cell office:value-type="float" office:value="0">
                <text:p>0</text:p>
              </table:table-cell>
              <table:table-cell office:value-type="float" office:value="780">
                <text:p>780</text:p>
              </table:table-cell>
              <table:table-cell office:value-type="float" office:value="0.1927">
                <text:p>0.1927</text:p>
              </table:table-cell>
              <table:table-cell office:value-type="float" office:value="0.2665">
                <text:p>0.2665</text:p>
              </table:table-cell>
              <table:table-cell office:value-type="float" office:value="37.7733">
                <text:p>37.7733</text:p>
              </table:table-cell>
              <table:table-cell office:value-type="float" office:value="10.1762">
                <text:p>10.17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70">
                <text:p>770</text:p>
              </table:table-cell>
              <table:table-cell office:value-type="float" office:value="0.1247">
                <text:p>0.1247</text:p>
              </table:table-cell>
              <table:table-cell office:value-type="float" office:value="0">
                <text:p>0</text:p>
              </table:table-cell>
              <table:table-cell office:value-type="float" office:value="770">
                <text:p>770</text:p>
              </table:table-cell>
              <table:table-cell office:value-type="float" office:value="0.301">
                <text:p>0.301</text:p>
              </table:table-cell>
              <table:table-cell office:value-type="float" office:value="0.3999">
                <text:p>0.3999</text:p>
              </table:table-cell>
              <table:table-cell office:value-type="float" office:value="39.3235">
                <text:p>39.3235</text:p>
              </table:table-cell>
              <table:table-cell office:value-type="float" office:value="5.6932">
                <text:p>5.69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60">
                <text:p>760</text:p>
              </table:table-cell>
              <table:table-cell office:value-type="float" office:value="0.176">
                <text:p>0.176</text:p>
              </table:table-cell>
              <table:table-cell office:value-type="float" office:value="0.0176">
                <text:p>0.0176</text:p>
              </table:table-cell>
              <table:table-cell office:value-type="float" office:value="760">
                <text:p>760</text:p>
              </table:table-cell>
              <table:table-cell office:value-type="float" office:value="0.4224">
                <text:p>0.4224</text:p>
              </table:table-cell>
              <table:table-cell office:value-type="float" office:value="0.4928">
                <text:p>0.4928</text:p>
              </table:table-cell>
              <table:table-cell office:value-type="float" office:value="39.446">
                <text:p>39.446</text:p>
              </table:table-cell>
              <table:table-cell office:value-type="float" office:value="2.8292">
                <text:p>2.82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0">
                <text:p>750</text:p>
              </table:table-cell>
              <table:table-cell office:value-type="float" office:value="0.0585">
                <text:p>0.0585</text:p>
              </table:table-cell>
              <table:table-cell office:value-type="float" office:value="0.234">
                <text:p>0.234</text:p>
              </table:table-cell>
              <table:table-cell office:value-type="float" office:value="750">
                <text:p>750</text:p>
              </table:table-cell>
              <table:table-cell office:value-type="float" office:value="0.3555">
                <text:p>0.3555</text:p>
              </table:table-cell>
              <table:table-cell office:value-type="float" office:value="0.6705">
                <text:p>0.6705</text:p>
              </table:table-cell>
              <table:table-cell office:value-type="float" office:value="38.4255">
                <text:p>38.4255</text:p>
              </table:table-cell>
              <table:table-cell office:value-type="float" office:value="1.323">
                <text:p>1.3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40">
                <text:p>740</text:p>
              </table:table-cell>
              <table:table-cell office:value-type="float" office:value="0.02275">
                <text:p>0.02275</text:p>
              </table:table-cell>
              <table:table-cell office:value-type="float" office:value="0.091">
                <text:p>0.091</text:p>
              </table:table-cell>
              <table:table-cell office:value-type="float" office:value="740">
                <text:p>740</text:p>
              </table:table-cell>
              <table:table-cell office:value-type="float" office:value="0.30485">
                <text:p>0.30485</text:p>
              </table:table-cell>
              <table:table-cell office:value-type="float" office:value="1.3013">
                <text:p>1.3013</text:p>
              </table:table-cell>
              <table:table-cell office:value-type="float" office:value="34.35705">
                <text:p>34.35705</text:p>
              </table:table-cell>
              <table:table-cell office:value-type="float" office:value="0.6188">
                <text:p>0.61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30">
                <text:p>730</text:p>
              </table:table-cell>
              <table:table-cell office:value-type="float" office:value="0.0093">
                <text:p>0.0093</text:p>
              </table:table-cell>
              <table:table-cell office:value-type="float" office:value="0.0279">
                <text:p>0.0279</text:p>
              </table:table-cell>
              <table:table-cell office:value-type="float" office:value="730">
                <text:p>730</text:p>
              </table:table-cell>
              <table:table-cell office:value-type="float" office:value="0.4092">
                <text:p>0.4092</text:p>
              </table:table-cell>
              <table:table-cell office:value-type="float" office:value="1.45545">
                <text:p>1.45545</text:p>
              </table:table-cell>
              <table:table-cell office:value-type="float" office:value="26.37945">
                <text:p>26.37945</text:p>
              </table:table-cell>
              <table:table-cell office:value-type="float" office:value="0.3069">
                <text:p>0.30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0">
                <text:p>720</text:p>
              </table:table-cell>
              <table:table-cell office:value-type="float" office:value="0.0188">
                <text:p>0.0188</text:p>
              </table:table-cell>
              <table:table-cell office:value-type="float" office:value="0.0376">
                <text:p>0.0376</text:p>
              </table:table-cell>
              <table:table-cell office:value-type="float" office:value="720">
                <text:p>720</text:p>
              </table:table-cell>
              <table:table-cell office:value-type="float" office:value="0.8178">
                <text:p>0.8178</text:p>
              </table:table-cell>
              <table:table-cell office:value-type="float" office:value="2.1103">
                <text:p>2.1103</text:p>
              </table:table-cell>
              <table:table-cell office:value-type="float" office:value="13.9355">
                <text:p>13.9355</text:p>
              </table:table-cell>
              <table:table-cell office:value-type="float" office:value="0.1645">
                <text:p>0.16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10">
                <text:p>710</text:p>
              </table:table-cell>
              <table:table-cell office:value-type="float" office:value="0.038">
                <text:p>0.038</text:p>
              </table:table-cell>
              <table:table-cell office:value-type="float" office:value="0.0475">
                <text:p>0.0475</text:p>
              </table:table-cell>
              <table:table-cell office:value-type="float" office:value="710">
                <text:p>710</text:p>
              </table:table-cell>
              <table:table-cell office:value-type="float" office:value="1.3205">
                <text:p>1.3205</text:p>
              </table:table-cell>
              <table:table-cell office:value-type="float" office:value="5.605">
                <text:p>5.605</text:p>
              </table:table-cell>
              <table:table-cell office:value-type="float" office:value="3.439">
                <text:p>3.439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0">
                <text:p>700</text:p>
              </table:table-cell>
              <table:table-cell office:value-type="float" office:value="0.0144">
                <text:p>0.0144</text:p>
              </table:table-cell>
              <table:table-cell office:value-type="float" office:value="0.0336">
                <text:p>0.0336</text:p>
              </table:table-cell>
              <table:table-cell office:value-type="float" office:value="700">
                <text:p>700</text:p>
              </table:table-cell>
              <table:table-cell office:value-type="float" office:value="1.464">
                <text:p>1.464</text:p>
              </table:table-cell>
              <table:table-cell office:value-type="float" office:value="15.8496">
                <text:p>15.8496</text:p>
              </table:table-cell>
              <table:table-cell office:value-type="float" office:value="0.1824">
                <text:p>0.1824</text:p>
              </table:table-cell>
              <table:table-cell office:value-type="float" office:value="0.0576">
                <text:p>0.05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0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.0291">
                <text:p>0.0291</text:p>
              </table:table-cell>
              <table:table-cell office:value-type="float" office:value="690">
                <text:p>690</text:p>
              </table:table-cell>
              <table:table-cell office:value-type="float" office:value="2.3571">
                <text:p>2.3571</text:p>
              </table:table-cell>
              <table:table-cell office:value-type="float" office:value="25.36065">
                <text:p>25.36065</text:p>
              </table:table-cell>
              <table:table-cell office:value-type="float" office:value="0">
                <text:p>0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0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.0343">
                <text:p>0.0343</text:p>
              </table:table-cell>
              <table:table-cell office:value-type="float" office:value="680">
                <text:p>680</text:p>
              </table:table-cell>
              <table:table-cell office:value-type="float" office:value="7.1344">
                <text:p>7.1344</text:p>
              </table:table-cell>
              <table:table-cell office:value-type="float" office:value="38.2543">
                <text:p>38.2543</text:p>
              </table:table-cell>
              <table:table-cell office:value-type="float" office:value="0">
                <text:p>0</text:p>
              </table:table-cell>
              <table:table-cell office:value-type="float" office:value="0.0245">
                <text:p>0.02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0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.05445">
                <text:p>0.05445</text:p>
              </table:table-cell>
              <table:table-cell office:value-type="float" office:value="670">
                <text:p>670</text:p>
              </table:table-cell>
              <table:table-cell office:value-type="float" office:value="19.27035">
                <text:p>19.27035</text:p>
              </table:table-cell>
              <table:table-cell office:value-type="float" office:value="46.93095">
                <text:p>46.93095</text:p>
              </table:table-cell>
              <table:table-cell office:value-type="float" office:value="0">
                <text:p>0</text:p>
              </table:table-cell>
              <table:table-cell office:value-type="float" office:value="0.01485">
                <text:p>0.014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60">
                <text:p>660</text:p>
              </table:table-cell>
              <table:table-cell office:value-type="float" office:value="0.035">
                <text:p>0.035</text:p>
              </table:table-cell>
              <table:table-cell office:value-type="float" office:value="0.055">
                <text:p>0.055</text:p>
              </table:table-cell>
              <table:table-cell office:value-type="float" office:value="660">
                <text:p>660</text:p>
              </table:table-cell>
              <table:table-cell office:value-type="float" office:value="28.645">
                <text:p>28.645</text:p>
              </table:table-cell>
              <table:table-cell office:value-type="float" office:value="48.125">
                <text:p>48.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0">
                <text:p>650</text:p>
              </table:table-cell>
              <table:table-cell office:value-type="float" office:value="0.00505">
                <text:p>0.00505</text:p>
              </table:table-cell>
              <table:table-cell office:value-type="float" office:value="0.05555">
                <text:p>0.05555</text:p>
              </table:table-cell>
              <table:table-cell office:value-type="float" office:value="650">
                <text:p>650</text:p>
              </table:table-cell>
              <table:table-cell office:value-type="float" office:value="43.88955">
                <text:p>43.88955</text:p>
              </table:table-cell>
              <table:table-cell office:value-type="float" office:value="46.8539">
                <text:p>46.8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40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.1071">
                <text:p>0.1071</text:p>
              </table:table-cell>
              <table:table-cell office:value-type="float" office:value="640">
                <text:p>640</text:p>
              </table:table-cell>
              <table:table-cell office:value-type="float" office:value="49.3119">
                <text:p>49.3119</text:p>
              </table:table-cell>
              <table:table-cell office:value-type="float" office:value="40.1829">
                <text:p>40.18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30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.1919">
                <text:p>0.1919</text:p>
              </table:table-cell>
              <table:table-cell office:value-type="float" office:value="630">
                <text:p>630</text:p>
              </table:table-cell>
              <table:table-cell office:value-type="float" office:value="48.26285">
                <text:p>48.26285</text:p>
              </table:table-cell>
              <table:table-cell office:value-type="float" office:value="22.6139">
                <text:p>22.6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20">
                <text:p>620</text:p>
              </table:table-cell>
              <table:table-cell office:value-type="float" office:value="0.01506">
                <text:p>0.01506</text:p>
              </table:table-cell>
              <table:table-cell office:value-type="float" office:value="0.2259">
                <text:p>0.2259</text:p>
              </table:table-cell>
              <table:table-cell office:value-type="float" office:value="620">
                <text:p>620</text:p>
              </table:table-cell>
              <table:table-cell office:value-type="float" office:value="45.88782">
                <text:p>45.88782</text:p>
              </table:table-cell>
              <table:table-cell office:value-type="float" office:value="3.0873">
                <text:p>3.08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0">
                <text:p>610</text:p>
              </table:table-cell>
              <table:table-cell office:value-type="float" office:value="0.075">
                <text:p>0.075</text:p>
              </table:table-cell>
              <table:table-cell office:value-type="float" office:value="0.49">
                <text:p>0.49</text:p>
              </table:table-cell>
              <table:table-cell office:value-type="float" office:value="610">
                <text:p>610</text:p>
              </table:table-cell>
              <table:table-cell office:value-type="float" office:value="39.16">
                <text:p>39.16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">
                <text:p>600</text:p>
              </table:table-cell>
              <table:table-cell office:value-type="float" office:value="0.02495">
                <text:p>0.02495</text:p>
              </table:table-cell>
              <table:table-cell office:value-type="float" office:value="1.51696">
                <text:p>1.51696</text:p>
              </table:table-cell>
              <table:table-cell office:value-type="float" office:value="600">
                <text:p>600</text:p>
              </table:table-cell>
              <table:table-cell office:value-type="float" office:value="26.07774">
                <text:p>26.07774</text:p>
              </table:table-cell>
              <table:table-cell office:value-type="float" office:value="0.03493">
                <text:p>0.034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0">
                <text:p>590</text:p>
              </table:table-cell>
              <table:table-cell office:value-type="float" office:value="0.0343">
                <text:p>0.0343</text:p>
              </table:table-cell>
              <table:table-cell office:value-type="float" office:value="2.6264">
                <text:p>2.6264</text:p>
              </table:table-cell>
              <table:table-cell office:value-type="float" office:value="590">
                <text:p>590</text:p>
              </table:table-cell>
              <table:table-cell office:value-type="float" office:value="7.3451">
                <text:p>7.3451</text:p>
              </table:table-cell>
              <table:table-cell office:value-type="float" office:value="0.0147">
                <text:p>0.0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0">
                <text:p>580</text:p>
              </table:table-cell>
              <table:table-cell office:value-type="float" office:value="0.0432">
                <text:p>0.0432</text:p>
              </table:table-cell>
              <table:table-cell office:value-type="float" office:value="10.0416">
                <text:p>10.0416</text:p>
              </table:table-cell>
              <table:table-cell office:value-type="float" office:value="580">
                <text:p>580</text:p>
              </table:table-cell>
              <table:table-cell office:value-type="float" office:value="0.4656">
                <text:p>0.46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0">
                <text:p>570</text:p>
              </table:table-cell>
              <table:table-cell office:value-type="float" office:value="0.0282">
                <text:p>0.0282</text:p>
              </table:table-cell>
              <table:table-cell office:value-type="float" office:value="28.5384">
                <text:p>28.5384</text:p>
              </table:table-cell>
              <table:table-cell office:value-type="float" office:value="570">
                <text:p>570</text:p>
              </table:table-cell>
              <table:table-cell office:value-type="float" office:value="0.0282">
                <text:p>0.0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60">
                <text:p>560</text:p>
              </table:table-cell>
              <table:table-cell office:value-type="float" office:value="0.0372">
                <text:p>0.0372</text:p>
              </table:table-cell>
              <table:table-cell office:value-type="float" office:value="40.76655">
                <text:p>40.76655</text:p>
              </table:table-cell>
              <table:table-cell office:value-type="float" office:value="560">
                <text:p>560</text:p>
              </table:table-cell>
              <table:table-cell office:value-type="float" office:value="0.0093">
                <text:p>0.0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0">
                <text:p>550</text:p>
              </table:table-cell>
              <table:table-cell office:value-type="float" office:value="0.0463">
                <text:p>0.0463</text:p>
              </table:table-cell>
              <table:table-cell office:value-type="float" office:value="44.63783">
                <text:p>44.63783</text:p>
              </table:table-cell>
              <table:table-cell office:value-type="float" office:value="550">
                <text:p>550</text:p>
              </table:table-cell>
              <table:table-cell office:value-type="float" office:value="0.00463">
                <text:p>0.00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0">
                <text:p>540</text:p>
              </table:table-cell>
              <table:table-cell office:value-type="float" office:value="0.094">
                <text:p>0.094</text:p>
              </table:table-cell>
              <table:table-cell office:value-type="float" office:value="43.8369">
                <text:p>43.8369</text:p>
              </table:table-cell>
              <table:table-cell office:value-type="float" office:value="540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0">
                <text:p>530</text:p>
              </table:table-cell>
              <table:table-cell office:value-type="float" office:value="0.209">
                <text:p>0.209</text:p>
              </table:table-cell>
              <table:table-cell office:value-type="float" office:value="44.78775">
                <text:p>44.78775</text:p>
              </table:table-cell>
              <table:table-cell office:value-type="float" office:value="530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0">
                <text:p>520</text:p>
              </table:table-cell>
              <table:table-cell office:value-type="float" office:value="0.52102">
                <text:p>0.52102</text:p>
              </table:table-cell>
              <table:table-cell office:value-type="float" office:value="45.54384">
                <text:p>45.54384</text:p>
              </table:table-cell>
              <table:table-cell office:value-type="float" office:value="520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0">
                <text:p>510</text:p>
              </table:table-cell>
              <table:table-cell office:value-type="float" office:value="4.4544">
                <text:p>4.4544</text:p>
              </table:table-cell>
              <table:table-cell office:value-type="float" office:value="40.9776">
                <text:p>40.9776</text:p>
              </table:table-cell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22.8245">
                <text:p>22.8245</text:p>
              </table:table-cell>
              <table:table-cell office:value-type="float" office:value="37.29834">
                <text:p>37.29834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0">
                <text:p>490</text:p>
              </table:table-cell>
              <table:table-cell office:value-type="float" office:value="41.38965">
                <text:p>41.38965</text:p>
              </table:table-cell>
              <table:table-cell office:value-type="float" office:value="22.88265">
                <text:p>22.88265</text:p>
              </table:table-cell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80">
                <text:p>480</text:p>
              </table:table-cell>
              <table:table-cell office:value-type="float" office:value="40.7836">
                <text:p>40.7836</text:p>
              </table:table-cell>
              <table:table-cell office:value-type="float" office:value="4.8254">
                <text:p>4.8254</text:p>
              </table:table-cell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70">
                <text:p>470</text:p>
              </table:table-cell>
              <table:table-cell office:value-type="float" office:value="41.6392">
                <text:p>41.6392</text:p>
              </table:table-cell>
              <table:table-cell office:value-type="float" office:value="0.6072">
                <text:p>0.6072</text:p>
              </table:table-cell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60">
                <text:p>460</text:p>
              </table:table-cell>
              <table:table-cell office:value-type="float" office:value="40.5405">
                <text:p>40.5405</text:p>
              </table:table-cell>
              <table:table-cell office:value-type="float" office:value="0.1035">
                <text:p>0.1035</text:p>
              </table:table-cell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0">
                <text:p>450</text:p>
              </table:table-cell>
              <table:table-cell office:value-type="float" office:value="40.4932">
                <text:p>40.4932</text:p>
              </table:table-cell>
              <table:table-cell office:value-type="float" office:value="0.0308">
                <text:p>0.0308</text:p>
              </table:table-cell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0">
                <text:p>440</text:p>
              </table:table-cell>
              <table:table-cell office:value-type="float" office:value="38.8962">
                <text:p>38.8962</text:p>
              </table:table-cell>
              <table:table-cell office:value-type="float" office:value="0.0168">
                <text:p>0.0168</text:p>
              </table:table-cell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277.61902">
                <text:p>277.61902</text:p>
              </table:table-cell>
              <table:table-cell office:value-type="float" office:value="371.36988">
                <text:p>371.36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3.07007">
                <text:p>303.07007</text:p>
              </table:table-cell>
              <table:table-cell office:value-type="float" office:value="664.65158">
                <text:p>664.65158</text:p>
              </table:table-cell>
              <table:table-cell office:value-type="float" office:value="433.61818">
                <text:p>433.618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66cm" svg:y="2.707cm" style:legend-expansion="high" chart:style-name="ch2"/>
        <chart:plot-area chart:style-name="ch3" table:cell-range-address="Sheet1.A2:Sheet1.H58 Sheet1.B1:Sheet1.H1" chart:data-source-has-labels="row" svg:x="0.32cm" svg:y="0.18cm" svg:width="11.026cm" svg:height="8.64cm">
          <chartooo:coordinate-region svg:x="1.127cm" svg:y="0.379cm" svg:width="9.84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8" chart:label-cell-address="Sheet1.B1:Sheet1.B1" chart:class="chart:scatter">
            <chart:domain table:cell-range-address="Sheet1.A2:Sheet1.A58"/>
            <chart:data-point chart:repeated="57"/>
          </chart:series>
          <chart:series chart:style-name="ch7" chart:values-cell-range-address="Sheet1.C2:Sheet1.C58" chart:label-cell-address="Sheet1.C1:Sheet1.C1" chart:class="chart:scatter">
            <chart:data-point chart:repeated="57"/>
          </chart:series>
          <chart:series chart:style-name="ch8" chart:values-cell-range-address="Sheet1.D2:Sheet1.D58" chart:label-cell-address="Sheet1.D1:Sheet1.D1" chart:class="chart:scatter">
            <chart:data-point chart:repeated="57"/>
          </chart:series>
          <chart:series chart:style-name="ch9" chart:values-cell-range-address="Sheet1.E2:Sheet1.E58" chart:label-cell-address="Sheet1.E1:Sheet1.E1" chart:class="chart:scatter">
            <chart:data-point chart:repeated="57"/>
          </chart:series>
          <chart:series chart:style-name="ch10" chart:values-cell-range-address="Sheet1.F2:Sheet1.F58" chart:label-cell-address="Sheet1.F1:Sheet1.F1" chart:class="chart:scatter">
            <chart:data-point chart:repeated="57"/>
          </chart:series>
          <chart:series chart:style-name="ch11" chart:values-cell-range-address="Sheet1.G2:Sheet1.G58" chart:label-cell-address="Sheet1.G1:Sheet1.G1" chart:class="chart:scatter">
            <chart:data-point chart:repeated="57"/>
          </chart:series>
          <chart:series chart:style-name="ch12" chart:values-cell-range-address="Sheet1.H2:Sheet1.H58" chart:label-cell-address="Sheet1.H1:Sheet1.H1" chart:class="chart:scatter">
            <chart:data-point chart:repeated="5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smission BP470</text:p>
                <draw:g>
                  <svg:desc>Sheet1.B1:Sheet1.B1</svg:desc>
                </draw:g>
              </table:table-cell>
              <table:table-cell office:value-type="string">
                <text:p>Trasmission BP525</text:p>
                <draw:g>
                  <svg:desc>Sheet1.C1:Sheet1.C1</svg:desc>
                </draw:g>
              </table:table-cell>
              <table:table-cell office:value-type="string">
                <text:p>Trasmission BP635</text:p>
                <draw:g>
                  <svg:desc>Sheet1.D1:Sheet1.D1</svg:desc>
                </draw:g>
              </table:table-cell>
              <table:table-cell office:value-type="string">
                <text:p>Trasmission BP660</text:p>
                <draw:g>
                  <svg:desc>Sheet1.E1:Sheet1.E1</svg:desc>
                </draw:g>
              </table:table-cell>
              <table:table-cell office:value-type="string">
                <text:p>Trasmission BP800</text:p>
                <draw:g>
                  <svg:desc>Sheet1.F1:Sheet1.F1</svg:desc>
                </draw:g>
              </table:table-cell>
              <table:table-cell office:value-type="string">
                <text:p>Trasmission BP850</text:p>
                <draw:g>
                  <svg:desc>Sheet1.G1:Sheet1.G1</svg:desc>
                </draw:g>
              </table:table-cell>
              <table:table-cell office:value-type="string">
                <text:p>Camera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2:Sheet1.A58</svg:desc>
                </draw:g>
              </table:table-cell>
              <table:table-cell office:value-type="float" office:value="0.3">
                <text:p>0.3</text:p>
                <draw:g>
                  <svg:desc>Sheet1.B2:Sheet1.B58</svg:desc>
                </draw:g>
              </table:table-cell>
              <table:table-cell office:value-type="float" office:value="4.42">
                <text:p>4.42</text:p>
                <draw:g>
                  <svg:desc>Sheet1.C2:Sheet1.C58</svg:desc>
                </draw:g>
              </table:table-cell>
              <table:table-cell office:value-type="float" office:value="1.36">
                <text:p>1.36</text:p>
                <draw:g>
                  <svg:desc>Sheet1.D2:Sheet1.D58</svg:desc>
                </draw:g>
              </table:table-cell>
              <table:table-cell office:value-type="float" office:value="1.65">
                <text:p>1.65</text:p>
                <draw:g>
                  <svg:desc>Sheet1.E2:Sheet1.E58</svg:desc>
                </draw:g>
              </table:table-cell>
              <table:table-cell office:value-type="float" office:value="65.14">
                <text:p>65.14</text:p>
                <draw:g>
                  <svg:desc>Sheet1.F2:Sheet1.F58</svg:desc>
                </draw:g>
              </table:table-cell>
              <table:table-cell office:value-type="float" office:value="56.47">
                <text:p>56.47</text:p>
                <draw:g>
                  <svg:desc>Sheet1.G2:Sheet1.G58</svg:desc>
                </draw:g>
              </table:table-cell>
              <table:table-cell office:value-type="float" office:value="6">
                <text:p>6</text:p>
                <draw:g>
                  <svg:desc>Sheet1.H2:Sheet1.H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0">
                <text:p>990</text:p>
              </table:table-cell>
              <table:table-cell office:value-type="float" office:value="0.98">
                <text:p>0.98</text:p>
              </table:table-cell>
              <table:table-cell office:value-type="float" office:value="1.53">
                <text:p>1.53</text:p>
              </table:table-cell>
              <table:table-cell office:value-type="float" office:value="1.46">
                <text:p>1.46</text:p>
              </table:table-cell>
              <table:table-cell office:value-type="float" office:value="0.66">
                <text:p>0.66</text:p>
              </table:table-cell>
              <table:table-cell office:value-type="float" office:value="68.81">
                <text:p>68.81</text:p>
              </table:table-cell>
              <table:table-cell office:value-type="float" office:value="63.93">
                <text:p>63.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0">
                <text:p>980</text:p>
              </table:table-cell>
              <table:table-cell office:value-type="float" office:value="2.55">
                <text:p>2.55</text:p>
              </table:table-cell>
              <table:table-cell office:value-type="float" office:value="0.49">
                <text:p>0.49</text:p>
              </table:table-cell>
              <table:table-cell office:value-type="float" office:value="1.1">
                <text:p>1.1</text:p>
              </table:table-cell>
              <table:table-cell office:value-type="float" office:value="0.32">
                <text:p>0.32</text:p>
              </table:table-cell>
              <table:table-cell office:value-type="float" office:value="72.16">
                <text:p>72.16</text:p>
              </table:table-cell>
              <table:table-cell office:value-type="float" office:value="71.76">
                <text:p>71.76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70">
                <text:p>970</text:p>
              </table:table-cell>
              <table:table-cell office:value-type="float" office:value="0.85">
                <text:p>0.85</text:p>
              </table:table-cell>
              <table:table-cell office:value-type="float" office:value="0.21">
                <text:p>0.21</text:p>
              </table:table-cell>
              <table:table-cell office:value-type="float" office:value="0.58">
                <text:p>0.58</text:p>
              </table:table-cell>
              <table:table-cell office:value-type="float" office:value="0.17">
                <text:p>0.17</text:p>
              </table:table-cell>
              <table:table-cell office:value-type="float" office:value="75.18">
                <text:p>75.18</text:p>
              </table:table-cell>
              <table:table-cell office:value-type="float" office:value="79.39">
                <text:p>79.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60">
                <text:p>960</text:p>
              </table:table-cell>
              <table:table-cell office:value-type="float" office:value="0.4">
                <text:p>0.4</text:p>
              </table:table-cell>
              <table:table-cell office:value-type="float" office:value="0.11">
                <text:p>0.11</text:p>
              </table:table-cell>
              <table:table-cell office:value-type="float" office:value="0.29">
                <text:p>0.29</text:p>
              </table:table-cell>
              <table:table-cell office:value-type="float" office:value="0.15">
                <text:p>0.15</text:p>
              </table:table-cell>
              <table:table-cell office:value-type="float" office:value="77.85">
                <text:p>77.85</text:p>
              </table:table-cell>
              <table:table-cell office:value-type="float" office:value="86.16">
                <text:p>86.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0">
                <text:p>950</text:p>
              </table:table-cell>
              <table:table-cell office:value-type="float" office:value="0.32">
                <text:p>0.32</text:p>
              </table:table-cell>
              <table:table-cell office:value-type="float" office:value="0.06">
                <text:p>0.06</text:p>
              </table:table-cell>
              <table:table-cell office:value-type="float" office:value="0.2">
                <text:p>0.2</text:p>
              </table:table-cell>
              <table:table-cell office:value-type="float" office:value="0.15">
                <text:p>0.15</text:p>
              </table:table-cell>
              <table:table-cell office:value-type="float" office:value="80.16">
                <text:p>80.16</text:p>
              </table:table-cell>
              <table:table-cell office:value-type="float" office:value="91.73">
                <text:p>91.73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40">
                <text:p>940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17">
                <text:p>0.17</text:p>
              </table:table-cell>
              <table:table-cell office:value-type="float" office:value="82.32">
                <text:p>82.32</text:p>
              </table:table-cell>
              <table:table-cell office:value-type="float" office:value="95.6">
                <text:p>95.6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30">
                <text:p>930</text:p>
              </table:table-cell>
              <table:table-cell office:value-type="float" office:value="0.96">
                <text:p>0.96</text:p>
              </table:table-cell>
              <table:table-cell office:value-type="float" office:value="0.03">
                <text:p>0.03</text:p>
              </table:table-cell>
              <table:table-cell office:value-type="float" office:value="0.68">
                <text:p>0.68</text:p>
              </table:table-cell>
              <table:table-cell office:value-type="float" office:value="0.22">
                <text:p>0.22</text:p>
              </table:table-cell>
              <table:table-cell office:value-type="float" office:value="84.06">
                <text:p>84.06</text:p>
              </table:table-cell>
              <table:table-cell office:value-type="float" office:value="98.09">
                <text:p>98.0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20">
                <text:p>920</text:p>
              </table:table-cell>
              <table:table-cell office:value-type="float" office:value="3.35">
                <text:p>3.35</text:p>
              </table:table-cell>
              <table:table-cell office:value-type="float" office:value="0">
                <text:p>0</text:p>
              </table:table-cell>
              <table:table-cell office:value-type="float" office:value="0.22">
                <text:p>0.22</text:p>
              </table:table-cell>
              <table:table-cell office:value-type="float" office:value="0.44">
                <text:p>0.44</text:p>
              </table:table-cell>
              <table:table-cell office:value-type="float" office:value="85.68">
                <text:p>85.68</text:p>
              </table:table-cell>
              <table:table-cell office:value-type="float" office:value="99.39">
                <text:p>99.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0">
                <text:p>910</text:p>
              </table:table-cell>
              <table:table-cell office:value-type="float" office:value="1.65">
                <text:p>1.65</text:p>
              </table:table-cell>
              <table:table-cell office:value-type="float" office:value="0.05">
                <text:p>0.05</text:p>
              </table:table-cell>
              <table:table-cell office:value-type="float" office:value="0.7">
                <text:p>0.7</text:p>
              </table:table-cell>
              <table:table-cell office:value-type="float" office:value="1.95">
                <text:p>1.95</text:p>
              </table:table-cell>
              <table:table-cell office:value-type="float" office:value="87.06">
                <text:p>87.06</text:p>
              </table:table-cell>
              <table:table-cell office:value-type="float" office:value="99.55">
                <text:p>99.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">
                <text:p>900</text:p>
              </table:table-cell>
              <table:table-cell office:value-type="float" office:value="0.65">
                <text:p>0.65</text:p>
              </table:table-cell>
              <table:table-cell office:value-type="float" office:value="0.09">
                <text:p>0.09</text:p>
              </table:table-cell>
              <table:table-cell office:value-type="float" office:value="0.87">
                <text:p>0.87</text:p>
              </table:table-cell>
              <table:table-cell office:value-type="float" office:value="2.1">
                <text:p>2.1</text:p>
              </table:table-cell>
              <table:table-cell office:value-type="float" office:value="88.28">
                <text:p>88.28</text:p>
              </table:table-cell>
              <table:table-cell office:value-type="float" office:value="99.76">
                <text:p>99.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90">
                <text:p>890</text:p>
              </table:table-cell>
              <table:table-cell office:value-type="float" office:value="0.51">
                <text:p>0.51</text:p>
              </table:table-cell>
              <table:table-cell office:value-type="float" office:value="0.03">
                <text:p>0.03</text:p>
              </table:table-cell>
              <table:table-cell office:value-type="float" office:value="2.92">
                <text:p>2.92</text:p>
              </table:table-cell>
              <table:table-cell office:value-type="float" office:value="0.62">
                <text:p>0.62</text:p>
              </table:table-cell>
              <table:table-cell office:value-type="float" office:value="89.49">
                <text:p>89.49</text:p>
              </table:table-cell>
              <table:table-cell office:value-type="float" office:value="99.95">
                <text:p>99.9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80">
                <text:p>880</text:p>
              </table:table-cell>
              <table:table-cell office:value-type="float" office:value="0.67">
                <text:p>0.67</text:p>
              </table:table-cell>
              <table:table-cell office:value-type="float" office:value="0.02">
                <text:p>0.02</text:p>
              </table:table-cell>
              <table:table-cell office:value-type="float" office:value="1.43">
                <text:p>1.43</text:p>
              </table:table-cell>
              <table:table-cell office:value-type="float" office:value="0.34">
                <text:p>0.34</text:p>
              </table:table-cell>
              <table:table-cell office:value-type="float" office:value="90.12">
                <text:p>90.12</text:p>
              </table:table-cell>
              <table:table-cell office:value-type="float" office:value="99.76">
                <text:p>99.7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70">
                <text:p>870</text:p>
              </table:table-cell>
              <table:table-cell office:value-type="float" office:value="1.23">
                <text:p>1.23</text:p>
              </table:table-cell>
              <table:table-cell office:value-type="float" office:value="0.01">
                <text:p>0.01</text:p>
              </table:table-cell>
              <table:table-cell office:value-type="float" office:value="0.45">
                <text:p>0.45</text:p>
              </table:table-cell>
              <table:table-cell office:value-type="float" office:value="0.27">
                <text:p>0.27</text:p>
              </table:table-cell>
              <table:table-cell office:value-type="float" office:value="90.79">
                <text:p>90.79</text:p>
              </table:table-cell>
              <table:table-cell office:value-type="float" office:value="99.51">
                <text:p>99.5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60">
                <text:p>860</text:p>
              </table:table-cell>
              <table:table-cell office:value-type="float" office:value="1.42">
                <text:p>1.42</text:p>
              </table:table-cell>
              <table:table-cell office:value-type="float" office:value="0.01">
                <text:p>0.01</text:p>
              </table:table-cell>
              <table:table-cell office:value-type="float" office:value="0.27">
                <text:p>0.27</text:p>
              </table:table-cell>
              <table:table-cell office:value-type="float" office:value="0.33">
                <text:p>0.33</text:p>
              </table:table-cell>
              <table:table-cell office:value-type="float" office:value="91.51">
                <text:p>91.51</text:p>
              </table:table-cell>
              <table:table-cell office:value-type="float" office:value="98.49">
                <text:p>98.4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0">
                <text:p>850</text:p>
              </table:table-cell>
              <table:table-cell office:value-type="float" office:value="0.78">
                <text:p>0.78</text:p>
              </table:table-cell>
              <table:table-cell office:value-type="float" office:value="0.01">
                <text:p>0.01</text:p>
              </table:table-cell>
              <table:table-cell office:value-type="float" office:value="0.26">
                <text:p>0.26</text:p>
              </table:table-cell>
              <table:table-cell office:value-type="float" office:value="0.62">
                <text:p>0.62</text:p>
              </table:table-cell>
              <table:table-cell office:value-type="float" office:value="91.72">
                <text:p>91.72</text:p>
              </table:table-cell>
              <table:table-cell office:value-type="float" office:value="97.71">
                <text:p>97.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40">
                <text:p>840</text:p>
              </table:table-cell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  <table:table-cell office:value-type="float" office:value="0.37">
                <text:p>0.37</text:p>
              </table:table-cell>
              <table:table-cell office:value-type="float" office:value="1.15">
                <text:p>1.15</text:p>
              </table:table-cell>
              <table:table-cell office:value-type="float" office:value="92.07">
                <text:p>92.07</text:p>
              </table:table-cell>
              <table:table-cell office:value-type="float" office:value="95.47">
                <text:p>95.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30">
                <text:p>830</text:p>
              </table:table-cell>
              <table:table-cell office:value-type="float" office:value="0.65">
                <text:p>0.65</text:p>
              </table:table-cell>
              <table:table-cell office:value-type="float" office:value="0.01">
                <text:p>0.01</text:p>
              </table:table-cell>
              <table:table-cell office:value-type="float" office:value="0.73">
                <text:p>0.73</text:p>
              </table:table-cell>
              <table:table-cell office:value-type="float" office:value="1.5">
                <text:p>1.5</text:p>
              </table:table-cell>
              <table:table-cell office:value-type="float" office:value="92.31">
                <text:p>92.31</text:p>
              </table:table-cell>
              <table:table-cell office:value-type="float" office:value="91.21">
                <text:p>91.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20">
                <text:p>820</text:p>
              </table:table-cell>
              <table:table-cell office:value-type="float" office:value="1.07">
                <text:p>1.07</text:p>
              </table:table-cell>
              <table:table-cell office:value-type="float" office:value="0.06">
                <text:p>0.06</text:p>
              </table:table-cell>
              <table:table-cell office:value-type="float" office:value="1.37">
                <text:p>1.37</text:p>
              </table:table-cell>
              <table:table-cell office:value-type="float" office:value="0.64">
                <text:p>0.64</text:p>
              </table:table-cell>
              <table:table-cell office:value-type="float" office:value="92.37">
                <text:p>92.37</text:p>
              </table:table-cell>
              <table:table-cell office:value-type="float" office:value="83.94">
                <text:p>83.9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10">
                <text:p>810</text:p>
              </table:table-cell>
              <table:table-cell office:value-type="float" office:value="1.97">
                <text:p>1.97</text:p>
              </table:table-cell>
              <table:table-cell office:value-type="float" office:value="0.17">
                <text:p>0.17</text:p>
              </table:table-cell>
              <table:table-cell office:value-type="float" office:value="1.03">
                <text:p>1.03</text:p>
              </table:table-cell>
              <table:table-cell office:value-type="float" office:value="0.37">
                <text:p>0.37</text:p>
              </table:table-cell>
              <table:table-cell office:value-type="float" office:value="92.46">
                <text:p>92.46</text:p>
              </table:table-cell>
              <table:table-cell office:value-type="float" office:value="72.74">
                <text:p>72.74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">
                <text:p>800</text:p>
              </table:table-cell>
              <table:table-cell office:value-type="float" office:value="0.98">
                <text:p>0.98</text:p>
              </table:table-cell>
              <table:table-cell office:value-type="float" office:value="0.02">
                <text:p>0.02</text:p>
              </table:table-cell>
              <table:table-cell office:value-type="float" office:value="0.54">
                <text:p>0.54</text:p>
              </table:table-cell>
              <table:table-cell office:value-type="float" office:value="0.33">
                <text:p>0.33</text:p>
              </table:table-cell>
              <table:table-cell office:value-type="float" office:value="92.46">
                <text:p>92.46</text:p>
              </table:table-cell>
              <table:table-cell office:value-type="float" office:value="57.66">
                <text:p>57.66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0">
                <text:p>790</text:p>
              </table:table-cell>
              <table:table-cell office:value-type="float" office:value="0.23">
                <text:p>0.23</text:p>
              </table:table-cell>
              <table:table-cell office:value-type="float" office:value="0.01">
                <text:p>0.01</text:p>
              </table:table-cell>
              <table:table-cell office:value-type="float" office:value="0.41">
                <text:p>0.41</text:p>
              </table:table-cell>
              <table:table-cell office:value-type="float" office:value="0.49">
                <text:p>0.49</text:p>
              </table:table-cell>
              <table:table-cell office:value-type="float" office:value="92.41">
                <text:p>92.41</text:p>
              </table:table-cell>
              <table:table-cell office:value-type="float" office:value="40.4">
                <text:p>40.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0">
                <text:p>780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0.47">
                <text:p>0.47</text:p>
              </table:table-cell>
              <table:table-cell office:value-type="float" office:value="0.65">
                <text:p>0.65</text:p>
              </table:table-cell>
              <table:table-cell office:value-type="float" office:value="92.13">
                <text:p>92.13</text:p>
              </table:table-cell>
              <table:table-cell office:value-type="float" office:value="24.82">
                <text:p>24.8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70">
                <text:p>770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0.93">
                <text:p>0.93</text:p>
              </table:table-cell>
              <table:table-cell office:value-type="float" office:value="91.45">
                <text:p>91.45</text:p>
              </table:table-cell>
              <table:table-cell office:value-type="float" office:value="13.24">
                <text:p>13.2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60">
                <text:p>760</text:p>
              </table:table-cell>
              <table:table-cell office:value-type="float" office:value="0.4">
                <text:p>0.4</text:p>
              </table:table-cell>
              <table:table-cell office:value-type="float" office:value="0.04">
                <text:p>0.04</text:p>
              </table:table-cell>
              <table:table-cell office:value-type="float" office:value="0.96">
                <text:p>0.96</text:p>
              </table:table-cell>
              <table:table-cell office:value-type="float" office:value="1.12">
                <text:p>1.12</text:p>
              </table:table-cell>
              <table:table-cell office:value-type="float" office:value="89.65">
                <text:p>89.65</text:p>
              </table:table-cell>
              <table:table-cell office:value-type="float" office:value="6.43">
                <text:p>6.4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0">
                <text:p>750</text:p>
              </table:table-cell>
              <table:table-cell office:value-type="float" office:value="0.13">
                <text:p>0.13</text:p>
              </table:table-cell>
              <table:table-cell office:value-type="float" office:value="0.52">
                <text:p>0.52</text:p>
              </table:table-cell>
              <table:table-cell office:value-type="float" office:value="0.79">
                <text:p>0.79</text:p>
              </table:table-cell>
              <table:table-cell office:value-type="float" office:value="1.49">
                <text:p>1.49</text:p>
              </table:table-cell>
              <table:table-cell office:value-type="float" office:value="85.39">
                <text:p>85.39</text:p>
              </table:table-cell>
              <table:table-cell office:value-type="float" office:value="2.94">
                <text:p>2.9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40">
                <text:p>740</text:p>
              </table:table-cell>
              <table:table-cell office:value-type="float" office:value="0.05">
                <text:p>0.05</text:p>
              </table:table-cell>
              <table:table-cell office:value-type="float" office:value="0.2">
                <text:p>0.2</text:p>
              </table:table-cell>
              <table:table-cell office:value-type="float" office:value="0.67">
                <text:p>0.67</text:p>
              </table:table-cell>
              <table:table-cell office:value-type="float" office:value="2.86">
                <text:p>2.86</text:p>
              </table:table-cell>
              <table:table-cell office:value-type="float" office:value="75.51">
                <text:p>75.51</text:p>
              </table:table-cell>
              <table:table-cell office:value-type="float" office:value="1.36">
                <text:p>1.36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30">
                <text:p>730</text:p>
              </table:table-cell>
              <table:table-cell office:value-type="float" office:value="0.02">
                <text:p>0.02</text:p>
              </table:table-cell>
              <table:table-cell office:value-type="float" office:value="0.06">
                <text:p>0.06</text:p>
              </table:table-cell>
              <table:table-cell office:value-type="float" office:value="0.88">
                <text:p>0.88</text:p>
              </table:table-cell>
              <table:table-cell office:value-type="float" office:value="3.13">
                <text:p>3.13</text:p>
              </table:table-cell>
              <table:table-cell office:value-type="float" office:value="56.73">
                <text:p>56.73</text:p>
              </table:table-cell>
              <table:table-cell office:value-type="float" office:value="0.66">
                <text:p>0.66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0">
                <text:p>720</text:p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1.74">
                <text:p>1.74</text:p>
              </table:table-cell>
              <table:table-cell office:value-type="float" office:value="4.49">
                <text:p>4.49</text:p>
              </table:table-cell>
              <table:table-cell office:value-type="float" office:value="29.65">
                <text:p>29.65</text:p>
              </table:table-cell>
              <table:table-cell office:value-type="float" office:value="0.35">
                <text:p>0.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10">
                <text:p>710</text:p>
              </table:table-cell>
              <table:table-cell office:value-type="float" office:value="0.08">
                <text:p>0.08</text:p>
              </table:table-cell>
              <table:table-cell office:value-type="float" office:value="0.1">
                <text:p>0.1</text:p>
              </table:table-cell>
              <table:table-cell office:value-type="float" office:value="2.78">
                <text:p>2.78</text:p>
              </table:table-cell>
              <table:table-cell office:value-type="float" office:value="11.8">
                <text:p>11.8</text:p>
              </table:table-cell>
              <table:table-cell office:value-type="float" office:value="7.24">
                <text:p>7.24</text:p>
              </table:table-cell>
              <table:table-cell office:value-type="float" office:value="0.2">
                <text:p>0.2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0">
                <text:p>700</text:p>
              </table:table-cell>
              <table:table-cell office:value-type="float" office:value="0.03">
                <text:p>0.03</text:p>
              </table:table-cell>
              <table:table-cell office:value-type="float" office:value="0.07">
                <text:p>0.07</text:p>
              </table:table-cell>
              <table:table-cell office:value-type="float" office:value="3.05">
                <text:p>3.05</text:p>
              </table:table-cell>
              <table:table-cell office:value-type="float" office:value="33.02">
                <text:p>33.02</text:p>
              </table:table-cell>
              <table:table-cell office:value-type="float" office:value="0.38">
                <text:p>0.38</text:p>
              </table:table-cell>
              <table:table-cell office:value-type="float" office:value="0.12">
                <text:p>0.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0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4.86">
                <text:p>4.86</text:p>
              </table:table-cell>
              <table:table-cell office:value-type="float" office:value="52.29">
                <text:p>52.29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0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14.56">
                <text:p>14.56</text:p>
              </table:table-cell>
              <table:table-cell office:value-type="float" office:value="78.07">
                <text:p>78.07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0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38.93">
                <text:p>38.93</text:p>
              </table:table-cell>
              <table:table-cell office:value-type="float" office:value="94.81">
                <text:p>94.81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60">
                <text:p>660</text:p>
              </table:table-cell>
              <table:table-cell office:value-type="float" office:value="0.07">
                <text:p>0.07</text:p>
              </table:table-cell>
              <table:table-cell office:value-type="float" office:value="0.11">
                <text:p>0.11</text:p>
              </table:table-cell>
              <table:table-cell office:value-type="float" office:value="57.29">
                <text:p>57.29</text:p>
              </table:table-cell>
              <table:table-cell office:value-type="float" office:value="96.25">
                <text:p>96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0">
                <text:p>650</text:p>
              </table:table-cell>
              <table:table-cell office:value-type="float" office:value="0.01">
                <text:p>0.01</text:p>
              </table:table-cell>
              <table:table-cell office:value-type="float" office:value="0.11">
                <text:p>0.11</text:p>
              </table:table-cell>
              <table:table-cell office:value-type="float" office:value="86.91">
                <text:p>86.91</text:p>
              </table:table-cell>
              <table:table-cell office:value-type="float" office:value="92.78">
                <text:p>92.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40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.21">
                <text:p>0.21</text:p>
              </table:table-cell>
              <table:table-cell office:value-type="float" office:value="96.69">
                <text:p>96.69</text:p>
              </table:table-cell>
              <table:table-cell office:value-type="float" office:value="78.79">
                <text:p>78.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30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.38">
                <text:p>0.38</text:p>
              </table:table-cell>
              <table:table-cell office:value-type="float" office:value="95.57">
                <text:p>95.57</text:p>
              </table:table-cell>
              <table:table-cell office:value-type="float" office:value="44.78">
                <text:p>44.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20">
                <text:p>620</text:p>
              </table:table-cell>
              <table:table-cell office:value-type="float" office:value="0.03">
                <text:p>0.03</text:p>
              </table:table-cell>
              <table:table-cell office:value-type="float" office:value="0.45">
                <text:p>0.45</text:p>
              </table:table-cell>
              <table:table-cell office:value-type="float" office:value="91.41">
                <text:p>91.41</text:p>
              </table:table-cell>
              <table:table-cell office:value-type="float" office:value="6.15">
                <text:p>6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0">
                <text:p>610</text:p>
              </table:table-cell>
              <table:table-cell office:value-type="float" office:value="0.15">
                <text:p>0.15</text:p>
              </table:table-cell>
              <table:table-cell office:value-type="float" office:value="0.98">
                <text:p>0.98</text:p>
              </table:table-cell>
              <table:table-cell office:value-type="float" office:value="78.32">
                <text:p>78.32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">
                <text:p>600</text:p>
              </table:table-cell>
              <table:table-cell office:value-type="float" office:value="0.05">
                <text:p>0.05</text:p>
              </table:table-cell>
              <table:table-cell office:value-type="float" office:value="3.04">
                <text:p>3.04</text:p>
              </table:table-cell>
              <table:table-cell office:value-type="float" office:value="52.26">
                <text:p>52.26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0">
                <text:p>590</text:p>
              </table:table-cell>
              <table:table-cell office:value-type="float" office:value="0.07">
                <text:p>0.07</text:p>
              </table:table-cell>
              <table:table-cell office:value-type="float" office:value="5.36">
                <text:p>5.36</text:p>
              </table:table-cell>
              <table:table-cell office:value-type="float" office:value="14.99">
                <text:p>14.99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0">
                <text:p>580</text:p>
              </table:table-cell>
              <table:table-cell office:value-type="float" office:value="0.09">
                <text:p>0.09</text:p>
              </table:table-cell>
              <table:table-cell office:value-type="float" office:value="20.92">
                <text:p>20.92</text:p>
              </table:table-cell>
              <table:table-cell office:value-type="float" office:value="0.97">
                <text:p>0.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0">
                <text:p>570</text:p>
              </table:table-cell>
              <table:table-cell office:value-type="float" office:value="0.06">
                <text:p>0.06</text:p>
              </table:table-cell>
              <table:table-cell office:value-type="float" office:value="60.72">
                <text:p>60.72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60">
                <text:p>560</text:p>
              </table:table-cell>
              <table:table-cell office:value-type="float" office:value="0.08">
                <text:p>0.08</text:p>
              </table:table-cell>
              <table:table-cell office:value-type="float" office:value="87.67">
                <text:p>87.67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0">
                <text:p>550</text:p>
              </table:table-cell>
              <table:table-cell office:value-type="float" office:value="0.1">
                <text:p>0.1</text:p>
              </table:table-cell>
              <table:table-cell office:value-type="float" office:value="96.41">
                <text:p>96.4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0">
                <text:p>540</text:p>
              </table:table-cell>
              <table:table-cell office:value-type="float" office:value="0.2">
                <text:p>0.2</text:p>
              </table:table-cell>
              <table:table-cell office:value-type="float" office:value="93.27">
                <text:p>93.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0">
                <text:p>530</text:p>
              </table:table-cell>
              <table:table-cell office:value-type="float" office:value="0.44">
                <text:p>0.44</text:p>
              </table:table-cell>
              <table:table-cell office:value-type="float" office:value="94.29">
                <text:p>94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0">
                <text:p>520</text:p>
              </table:table-cell>
              <table:table-cell office:value-type="float" office:value="1.09">
                <text:p>1.09</text:p>
              </table:table-cell>
              <table:table-cell office:value-type="float" office:value="95.28">
                <text:p>95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0">
                <text:p>510</text:p>
              </table:table-cell>
              <table:table-cell office:value-type="float" office:value="9.28">
                <text:p>9.28</text:p>
              </table:table-cell>
              <table:table-cell office:value-type="float" office:value="85.37">
                <text:p>85.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47.75">
                <text:p>47.75</text:p>
              </table:table-cell>
              <table:table-cell office:value-type="float" office:value="78.03">
                <text:p>78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0">
                <text:p>490</text:p>
              </table:table-cell>
              <table:table-cell office:value-type="float" office:value="89.01">
                <text:p>89.01</text:p>
              </table:table-cell>
              <table:table-cell office:value-type="float" office:value="49.21">
                <text:p>49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80">
                <text:p>480</text:p>
              </table:table-cell>
              <table:table-cell office:value-type="float" office:value="88.66">
                <text:p>88.66</text:p>
              </table:table-cell>
              <table:table-cell office:value-type="float" office:value="10.49">
                <text:p>10.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70">
                <text:p>470</text:p>
              </table:table-cell>
              <table:table-cell office:value-type="float" office:value="90.52">
                <text:p>90.52</text:p>
              </table:table-cell>
              <table:table-cell office:value-type="float" office:value="1.32">
                <text:p>1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60">
                <text:p>460</text:p>
              </table:table-cell>
              <table:table-cell office:value-type="float" office:value="90.09">
                <text:p>90.09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0">
                <text:p>450</text:p>
              </table:table-cell>
              <table:table-cell office:value-type="float" office:value="92.03">
                <text:p>92.03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0">
                <text:p>440</text:p>
              </table:table-cell>
              <table:table-cell office:value-type="float" office:value="92.61">
                <text:p>92.61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